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RW Gothic L" svg:font-family="'URW Gothic L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5625in" fo:margin-left="1.7229in" fo:margin-right="1.6396in" table:align="margins"/>
    </style:style>
    <style:style style:name="Table2.A" style:family="table-column">
      <style:table-column-properties style:column-width="1.8125in" style:rel-column-width="33342*"/>
    </style:style>
    <style:style style:name="Table2.B" style:family="table-column">
      <style:table-column-properties style:column-width="1.75in" style:rel-column-width="3219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 style:data-style-name="N0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6pt" style:text-underline-style="none" fo:font-weight="normal" style:font-size-asian="26pt" style:font-weight-asian="normal" style:font-size-complex="2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26pt" style:text-underline-style="none" fo:font-weight="normal" style:font-size-asian="22.75pt" style:font-weight-asian="normal" style:font-size-complex="2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26pt" style:text-underline-style="solid" style:text-underline-width="auto" style:text-underline-color="font-color" fo:font-weight="bold" style:font-size-asian="22.75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26pt" style:text-underline-style="solid" style:text-underline-width="auto" style:text-underline-color="font-color" fo:font-weight="normal" style:font-size-asian="22.75pt" style:font-weight-asian="normal" style:font-size-complex="26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4pt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4pt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4pt" style:text-underline-style="none" fo:font-weight="normal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>
        <style:tab-stops>
          <style:tab-stop style:position="2.1457in"/>
        </style:tab-stops>
      </style:paragraph-properties>
      <style:text-properties style:font-name="Liberation Sans" fo:font-size="14pt" style:text-underline-style="none" fo:font-weight="normal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0pt" style:text-underline-style="none" fo:font-weight="normal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normal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ndale Mono" fo:font-size="10pt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Andale Mono" fo:font-size="10pt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Andale Mono" fo:font-size="10pt" style:text-underline-style="none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RW Gothic L" fo:font-size="12pt" fo:font-style="normal" style:text-underline-style="none" fo:font-weight="normal" style:font-name-asian="URW Gothic L" style:font-size-asian="12pt" style:font-style-asian="normal" style:font-weight-asian="normal" style:font-name-complex="URW Gothic 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URW Gothic L"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URW Gothic L"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URW Gothic L" fo:font-size="26pt" style:text-underline-style="none" fo:font-weight="normal" style:font-size-asian="26pt" style:font-weight-asian="normal" style:font-size-complex="2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fo:font-size="10pt" style:font-size-asian="8.75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fo:font-size="10pt" fo:background-color="#000000" style:font-size-asian="8.75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fo:font-size="10pt" fo:background-color="#cccccc" style:font-size-asian="8.75pt" style:font-size-complex="10pt"/>
    </style:style>
    <style:style style:name="P32" style:family="paragraph" style:parent-style-name="Standard">
      <style:paragraph-properties fo:text-align="center" style:justify-single-word="false"/>
      <style:text-properties style:font-name="URW Gothic L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URW Gothic L"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P34" style:family="paragraph">
      <style:paragraph-properties fo:text-align="center"/>
    </style:style>
    <style:style style:name="P35" style:family="paragraph">
      <style:paragraph-properties fo:text-align="center"/>
      <style:text-properties fo:font-size="24pt" style:font-size-asian="24pt" style:font-size-complex="24pt"/>
    </style:style>
    <style:style style:name="P36" style:family="paragraph">
      <style:paragraph-properties fo:text-align="center"/>
      <style:text-properties style:font-name="URW Gothic L"/>
    </style:style>
    <style:style style:name="P3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8" style:family="paragraph">
      <style:paragraph-properties fo:text-align="center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39" style:family="paragraph">
      <style:text-properties style:font-name="URW Gothic L"/>
    </style:style>
    <style:style style:name="P40" style:family="paragraph">
      <style:paragraph-properties fo:text-align="en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URW Gothic 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gr1" style:family="graphic">
      <style:graphic-properties svg:stroke-width="0.0201in" draw:marker-start-width="0.1701in" draw:marker-end-width="0.1701in" draw:fill="solid" draw:fill-color="#ffffff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fill="solid" draw:fill-color="#ffffff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in" draw:marker-end="Arrow" draw:marker-end-width="0.05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draw:marker-end="Arrow" draw:marker-end-width="0.05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draw:marker-end="Arrow" draw:marker-end-width="0.0598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draw:marker-start-width="0.1701in" draw:marker-end="Arrow" draw:marker-end-width="0.05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201in" draw:marker-start="Arrow" draw:marker-start-width="0.0598in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201in" draw:marker-start="" draw:marker-start-width="0.0598in" draw:marker-end="Arrow" draw:marker-end-width="0.0598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draw:marker-start="Arrow" draw:marker-start-width="0.0598in" draw:marker-end="" draw:marker-end-width="0.0598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1.3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7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1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2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marker-end="Arrow" draw:marker-end-width="0.0598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in" draw:marker-end="Arrow" draw:marker-end-width="0.0598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201in" draw:marker-start-width="0.1701in" draw:marker-end="Arrow" draw:marker-end-width="0.0598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201in" draw:marker-start-width="0.1701in" draw:marker-end="Arrow" draw:marker-end-width="0.0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201in" draw:marker-start-width="0.1701in" draw:marker-end="" draw:marker-end-width="0.0402in" draw:marker-end-center="tru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width="0.0201in" draw:marker-start="Arrow" draw:marker-start-width="0.0598in" draw:marker-end="" draw:marker-end-width="0.0402in" draw:marker-end-center="tru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width="0.0201in" draw:marker-start="Arrow" draw:marker-start-width="0.0598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width="0.0201in" draw:marker-start-width="0.1701in" draw:marker-end="Arrow" draw:marker-end-width="0.0598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svg:stroke-width="0.0201in" draw:marker-end="Arrow" draw:marker-end-width="0.0598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svg:stroke-width="0.0201in" draw:marker-start="Arrow" draw:marker-start-width="0.0598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stroke="none" svg:stroke-color="#000000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owchart for login module</text:p>
      <text:p text:style-name="P8">(This module is responsible for starting graphical window for user login)</text:p>
      <text:p text:style-name="P8"><draw:custom-shape text:anchor-type="paragraph" draw:z-index="0" draw:style-name="gr1" draw:text-style-name="P35" svg:width="1.9378in" svg:height="0.4169in" svg:x="2.4673in" svg:y="0.2102in"><text:p text:style-name="P34"><text:span text:style-name="T1">START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8"/>
      <text:p text:style-name="P8"><draw:line text:anchor-type="paragraph" draw:z-index="13" draw:style-name="gr3" draw:text-style-name="P34" svg:x1="3.4154in" svg:y1="0.1799in" svg:x2="3.4154in" svg:y2="0.3154in"><text:p/></draw:line></text:p>
      <text:p text:style-name="P8"><draw:custom-shape text:anchor-type="paragraph" draw:z-index="1" draw:style-name="gr1" draw:text-style-name="P36" svg:width="3.5106in" svg:height="0.3543in" svg:x="1.6236in" svg:y="0.0917in"><text:p text:style-name="P34"><text:span text:style-name="T2">Declare uname, pswd globally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8"><draw:line text:anchor-type="paragraph" draw:z-index="14" draw:style-name="gr4" draw:text-style-name="P34" svg:x1="3.4154in" svg:y1="0.222in" svg:x2="3.4154in" svg:y2="0.4441in"><text:p/></draw:line></text:p>
      <text:p text:style-name="P8"><draw:custom-shape text:anchor-type="paragraph" draw:z-index="2" draw:style-name="gr1" draw:text-style-name="P36" svg:width="6.448in" svg:height="0.5386in" svg:x="0.3008in" svg:y="0.2209in"><text:p text:style-name="P34"><text:span text:style-name="T2">Declare widgets window, 2 labels, 2 text boxes, submit button, quit button.</text:span></text:p><text:p text:style-name="P34"><text:span text:style-name="T2">Initialise GTK with parameters and finally call GTK main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8"/>
      <text:p text:style-name="P8"/>
      <text:p text:style-name="P8"><draw:line text:anchor-type="paragraph" draw:z-index="15" draw:style-name="gr4" draw:text-style-name="P34" svg:x1="3.4154in" svg:y1="0.0882in" svg:x2="3.4154in" svg:y2="0.3591in"><text:p/></draw:line><draw:line text:anchor-type="paragraph" draw:z-index="30" draw:style-name="gr5" draw:text-style-name="P34" svg:x1="6.7173in" svg:y1="2.9634in" svg:x2="6.7173in" svg:y2="0.2134in"><text:p/></draw:line><draw:line text:anchor-type="paragraph" draw:z-index="31" draw:style-name="gr11" draw:text-style-name="P34" svg:x1="6.7173in" svg:y1="0.2134in" svg:x2="3.4154in" svg:y2="0.2134in"><text:p/></draw:line></text:p>
      <text:p text:style-name="P8"><draw:custom-shape text:anchor-type="paragraph" draw:z-index="4" draw:style-name="gr1" draw:text-style-name="P36" svg:width="3.4898in" svg:height="0.3024in" svg:x="1.6547in" svg:y="0.1354in"><text:p text:style-name="P34"><text:span text:style-name="T2">Wait for an event.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4" draw:style-name="gr5" draw:text-style-name="P34" svg:x1="0.4571in" svg:y1="0.0626in" svg:x2="0.4571in" svg:y2="5.6252in"><text:p/></draw:line><draw:line text:anchor-type="paragraph" draw:z-index="33" draw:style-name="gr12" draw:text-style-name="P34" svg:x1="3.4154in" svg:y1="0.0626in" svg:x2="0.4571in" svg:y2="0.0626in"><text:p/></draw:line></text:p>
      <text:p text:style-name="P8"><draw:line text:anchor-type="paragraph" draw:z-index="16" draw:style-name="gr5" draw:text-style-name="P34" svg:x1="3.4047in" svg:y1="0.2138in" svg:x2="3.4047in" svg:y2="0.3492in"><text:p/></draw:line></text:p>
      <text:p text:style-name="P8"><draw:line text:anchor-type="paragraph" draw:z-index="17" draw:style-name="gr5" draw:text-style-name="P34" svg:x1="3.4047in" svg:y1="0.1256in" svg:x2="1.6339in" svg:y2="0.1256in"><text:p/></draw:line><draw:line text:anchor-type="paragraph" draw:z-index="215" draw:style-name="gr4" draw:text-style-name="P34" svg:x1="1.6343in" svg:y1="0.1256in" svg:x2="1.6343in" svg:y2="0.3965in"><text:p/></draw:line></text:p>
      <text:p text:style-name="P8"><draw:custom-shape text:anchor-type="paragraph" draw:z-index="5" draw:style-name="gr2" draw:text-style-name="P36" svg:width="1.4378in" svg:height="1.2087in" svg:x="0.8945in" svg:y="0.1209in"><text:p text:style-name="P34"><text:span text:style-name="T2">Is </text:span></text:p><text:p text:style-name="P34"><text:span text:style-name="T2">event on</text:span></text:p><text:p text:style-name="P34"><text:span text:style-name="T2">Uname entry</text:span></text:p><text:p text:style-name="P34"><text:span text:style-name="T2">= True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8"/>
      <text:p text:style-name="P8"><draw:custom-shape text:anchor-type="paragraph" draw:z-index="10" draw:style-name="gr1" draw:text-style-name="P36" svg:width="3.4898in" svg:height="0.3024in" svg:x="2.7591in" svg:y="0.1193in"><text:p text:style-name="P34"><text:span text:style-name="T2">Input uname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frame text:anchor-type="paragraph" draw:z-index="40" draw:style-name="gr13" svg:width="0.2815in" svg:height="0.2189in" svg:x="2.3839in" svg:y="0.0071in"><draw:text-box><text:p>Y</text:p></draw:text-box></draw:frame></text:p>
      <text:p text:style-name="P8"><draw:line text:anchor-type="paragraph" draw:z-index="21" draw:style-name="gr7" draw:text-style-name="P34" svg:x1="2.3319in" svg:y1="0.0646in" svg:x2="3.061in" svg:y2="0.0646in"><text:p/></draw:line><draw:line text:anchor-type="paragraph" draw:z-index="32" draw:style-name="gr5" draw:text-style-name="P34" svg:x1="5.9465in" svg:y1="0.0335in" svg:x2="6.7173in" svg:y2="0.0335in"><text:p/></draw:line></text:p>
      <text:p text:style-name="P8"/>
      <text:p text:style-name="P8"><draw:line text:anchor-type="paragraph" draw:z-index="18" draw:style-name="gr5" draw:text-style-name="P34" svg:x1="1.6028in" svg:y1="0.211in" svg:x2="1.6028in" svg:y2="0.3535in"><text:p/></draw:line><draw:frame text:anchor-type="paragraph" draw:z-index="36" draw:style-name="gr13" svg:width="0.2815in" svg:height="0.2189in" svg:x="1.6654in" svg:y="0.211in"><draw:text-box><text:p>N</text:p></draw:text-box></draw:frame></text:p>
      <text:p text:style-name="P8"><draw:custom-shape text:anchor-type="paragraph" draw:z-index="6" draw:style-name="gr2" draw:text-style-name="P36" svg:width="1.4378in" svg:height="1.2087in" svg:x="0.8945in" svg:y="0.1299in"><text:p text:style-name="P34"><text:span text:style-name="T2">Is </text:span></text:p><text:p text:style-name="P34"><text:span text:style-name="T2">event on</text:span></text:p><text:p text:style-name="P34"><text:span text:style-name="T2">Pswd entry</text:span></text:p><text:p text:style-name="P34"><text:span text:style-name="T2">= True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8"/>
      <text:p text:style-name="P8"><draw:custom-shape text:anchor-type="paragraph" draw:z-index="11" draw:style-name="gr1" draw:text-style-name="P36" svg:width="3.4898in" svg:height="0.3024in" svg:x="2.7071in" svg:y="0.1354in"><text:p text:style-name="P34"><text:span text:style-name="T2">Input pswd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frame text:anchor-type="paragraph" draw:z-index="41" draw:style-name="gr13" svg:width="0.2815in" svg:height="0.2189in" svg:x="2.3319in" svg:y="0.0256in"><draw:text-box><text:p text:style-name="P34">Y</text:p></draw:text-box></draw:frame></text:p>
      <text:p text:style-name="P8"><draw:line text:anchor-type="paragraph" draw:z-index="22" draw:style-name="gr7" draw:text-style-name="P34" svg:x1="2.3319in" svg:y1="0.0665in" svg:x2="3.0508in" svg:y2="0.0665in"><text:p/></draw:line><draw:line text:anchor-type="paragraph" draw:z-index="29" draw:style-name="gr5" draw:text-style-name="P34" svg:x1="5.8634in" svg:y1="0.0563in" svg:x2="6.7177in" svg:y2="0.0563in"><text:p/></draw:line></text:p>
      <text:p text:style-name="P8"/>
      <text:p text:style-name="P8"><draw:line text:anchor-type="paragraph" draw:z-index="19" draw:style-name="gr5" draw:text-style-name="P34" svg:x1="1.6028in" svg:y1="0.4862in" svg:x2="1.6028in" svg:y2="0.2201in"><text:p/></draw:line></text:p>
      <text:p text:style-name="P8"><draw:frame text:anchor-type="paragraph" draw:z-index="37" draw:style-name="gr13" svg:width="0.2815in" svg:height="0.2189in" svg:x="1.6028in" svg:y="0.0437in"><draw:text-box><text:p text:style-name="P34">N</text:p></draw:text-box></draw:frame></text:p>
      <text:p text:style-name="P8"><draw:custom-shape text:anchor-type="paragraph" draw:z-index="7" draw:style-name="gr2" draw:text-style-name="P36" svg:width="1.4378in" svg:height="1.2087in" svg:x="0.8945in" svg:y="0.039in"><text:p text:style-name="P34"><text:span text:style-name="T2">Is </text:span></text:p><text:p text:style-name="P34"><text:span text:style-name="T2">event on</text:span></text:p><text:p text:style-name="P34"><text:span text:style-name="T2">Submit Button</text:span></text:p><text:p text:style-name="P34"><text:span text:style-name="T2">= Click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8"><draw:frame text:anchor-type="paragraph" draw:z-index="42" draw:style-name="gr13" svg:width="0.2815in" svg:height="0.2189in" svg:x="2.3319in" svg:y="0.1307in"><draw:text-box><text:p text:style-name="P34">Y</text:p></draw:text-box></draw:frame></text:p>
      <text:p text:style-name="P8"><draw:custom-shape text:anchor-type="paragraph" draw:z-index="3" draw:style-name="gr1" draw:text-style-name="P36" svg:width="1.7622in" svg:height="0.3224in" svg:x="2.9764in" svg:y="0.0071in"><text:p text:style-name="P34"><text:span text:style-name="T2">Hide Login window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style-name="gr1" draw:text-style-name="P36" svg:width="1.7622in" svg:height="0.3224in" svg:x="4.9453in" svg:y="0in"><text:p text:style-name="P34"><text:span text:style-name="T2">GTK_MAIN_QUIT()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3" draw:style-name="gr7" draw:text-style-name="P34" svg:x1="2.3319in" svg:y1="0.1728in" svg:x2="2.9764in" svg:y2="0.1728in"><text:p/></draw:line><draw:line text:anchor-type="paragraph" draw:z-index="24" draw:style-name="gr7" draw:text-style-name="P34" svg:x1="4.7382in" svg:y1="0.1728in" svg:x2="4.9453in" svg:y2="0.1728in"><text:p/></draw:line></text:p>
      <text:p text:style-name="P8"><draw:line text:anchor-type="paragraph" draw:z-index="27" draw:style-name="gr5" draw:text-style-name="P34" svg:x1="5.8528in" svg:y1="0.0984in" svg:x2="5.8528in" svg:y2="1.5846in"><text:p/></draw:line></text:p>
      <text:p text:style-name="P8"/>
      <text:p text:style-name="P8"><draw:line text:anchor-type="paragraph" draw:z-index="20" draw:style-name="gr6" draw:text-style-name="P34" svg:x1="1.6236in" svg:y1="0.1291in" svg:x2="1.6236in" svg:y2="0.3256in"><text:p/></draw:line><draw:frame text:anchor-type="paragraph" draw:z-index="38" draw:style-name="gr13" svg:width="0.2815in" svg:height="0.2189in" svg:x="1.6236in" svg:y="0.1071in"><draw:text-box><text:p text:style-name="P34">N</text:p></draw:text-box></draw:frame></text:p>
      <text:p text:style-name="P8"><draw:custom-shape text:anchor-type="paragraph" draw:z-index="8" draw:style-name="gr2" draw:text-style-name="P36" svg:width="1.4378in" svg:height="1.2087in" svg:x="0.9047in" svg:y="0.102in"><text:p text:style-name="P34"><text:span text:style-name="T2">Is </text:span></text:p><text:p text:style-name="P34"><text:span text:style-name="T2">event on</text:span></text:p><text:p text:style-name="P34"><text:span text:style-name="T2">Quit button</text:span></text:p><text:p text:style-name="P34"><text:span text:style-name="T2">= Click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8"><draw:frame text:anchor-type="paragraph" draw:z-index="43" draw:style-name="gr14" draw:text-style-name="P34" svg:width="0.2815in" svg:height="1.3213in" svg:x="2.3425in" svg:y="0.1984in"><draw:text-box><text:p text:style-name="P34">Y</text:p></draw:text-box></draw:frame></text:p>
      <text:p text:style-name="P8"><draw:frame text:anchor-type="paragraph" draw:z-index="39" draw:style-name="gr13" svg:width="0.2815in" svg:height="0.2189in" svg:x="0.6236in" svg:y="0.0398in"><draw:text-box><text:p text:style-name="P34">N</text:p></draw:text-box></draw:frame></text:p>
      <text:p text:style-name="P8"><draw:line text:anchor-type="paragraph" draw:z-index="25" draw:style-name="gr8" draw:text-style-name="P34" svg:x1="3.4047in" svg:y1="0.0244in" svg:x2="3.4047in" svg:y2="0.6579in"><text:p/></draw:line><draw:line text:anchor-type="paragraph" draw:z-index="26" draw:style-name="gr9" draw:text-style-name="P34" svg:x1="2.3425in" svg:y1="0.0244in" svg:x2="3.4051in" svg:y2="0.0244in"><text:p/></draw:line><draw:line text:anchor-type="paragraph" draw:z-index="35" draw:style-name="gr5" draw:text-style-name="P34" svg:x1="0.9051in" svg:y1="0.0346in" svg:x2="0.4571in" svg:y2="0.0346in"><text:p/></draw:line></text:p>
      <text:p text:style-name="P8"><draw:line text:anchor-type="paragraph" draw:z-index="28" draw:style-name="gr10" draw:text-style-name="P34" svg:x1="3.4047in" svg:y1="0.0402in" svg:x2="5.8528in" svg:y2="0.0402in"><text:p/></draw:line></text:p>
      <text:p text:style-name="P8"><draw:custom-shape text:anchor-type="paragraph" draw:z-index="9" draw:style-name="gr1" draw:text-style-name="P35" svg:width="1.9378in" svg:height="0.4169in" svg:x="2.4673in" svg:y="0.2102in"><text:p text:style-name="P34"><text:span text:style-name="T1">STOP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8"/>
      <text:p text:style-name="P8"/>
      <text:p text:style-name="P8"><text:soft-page-break/>Algorithm for login window</text:p>
      <text:p text:style-name="P9"/>
      <text:p text:style-name="P23">//GLOBAL VARIABLE DECLARATIONS</text:p>
      <text:p text:style-name="P23"/>
      <text:p text:style-name="P23">static char uname[14]="",pswd[6]="";</text:p>
      <text:p text:style-name="P23">const char *uname_entry,*pswd_entry;</text:p>
      <text:p text:style-name="P23">int login_retcode = 0;</text:p>
      <text:p text:style-name="P23"/>
      <text:p text:style-name="P23">//GLOBAL FUNCTION DECLARATIONS</text:p>
      <text:p text:style-name="P23"/>
      <text:p text:style-name="P23">submit_uname()</text:p>
      <text:p text:style-name="P23">{<text:tab/>GET TEXT FROM THE TEXTBOX AND COPY IT TO THE GLOBAL UNAME VARIABLE</text:p>
      <text:p text:style-name="P23">}</text:p>
      <text:p text:style-name="P23"/>
      <text:p text:style-name="P23">submit_pswd()</text:p>
      <text:p text:style-name="P23">{<text:tab/>GET TEXT FROM THE TEXTBOX AND COPY IT TO THE GLOBAL PSWD VARIABLE</text:p>
      <text:p text:style-name="P23">}</text:p>
      <text:p text:style-name="P23"/>
      <text:p text:style-name="P23">submit()</text:p>
      <text:p text:style-name="P23">{<text:tab/>CHECK THE VALIDITY OF THE UNAME AND PASS VAR AND QUIT.</text:p>
      <text:p text:style-name="P23">}</text:p>
      <text:p text:style-name="P23"/>
      <text:p text:style-name="P23">exiting_login()</text:p>
      <text:p text:style-name="P23">{<text:tab/>QUITTING THE LOGIN WINDOW</text:p>
      <text:p text:style-name="P23">}</text:p>
      <text:p text:style-name="P23"/>
      <text:p text:style-name="P23">void login_window_content()</text:p>
      <text:p text:style-name="P23">{<text:tab/>DECLARE THE WIDGETS</text:p>
      <text:p text:style-name="P23"><text:tab/>CREATE WINDOW </text:p>
      <text:p text:style-name="P23"><text:tab/>CONNECT THE WIDGETS WITH SIGNALS</text:p>
      <text:p text:style-name="P23"><text:tab/>FORMAT THE WIDGETS IN THE WINDOW AND ADD CONTAINERS</text:p>
      <text:p text:style-name="P23"><text:tab/>SHOW WINDOW</text:p>
      <text:p text:style-name="P23">}</text:p>
      <text:p text:style-name="P23"/>
      <text:p text:style-name="P23">//MAIN FUNCTION STARTS HERE</text:p>
      <text:p text:style-name="P23"/>
      <text:p text:style-name="P23">int login_window(int argc,char *argv[])</text:p>
      <text:p text:style-name="P23">{<text:tab/>CALL WINDOW CONTENT AND CALL GTK INIT.</text:p>
      <text:p text:style-name="P23"><text:tab/>CALL LOGIN WINDOW CONTENT</text:p>
      <text:p text:style-name="P23"><text:tab/>GTK_MAIN();</text:p>
      <text:p text:style-name="P23">}</text:p>
      <text:p text:style-name="P23"/>
      <text:p text:style-name="P10">Space Complexity</text:p>
      <text:p text:style-name="P10"/>
      <text:p text:style-name="P18">h/w stack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0">FUNCTIONS</text:p>
          </table:table-cell>
          <table:table-cell table:style-name="Table1.A1" office:value-type="string">
            <text:p text:style-name="P30">Parameters</text:p>
          </table:table-cell>
          <table:table-cell table:style-name="Table1.A1" office:value-type="string">
            <text:p text:style-name="P30">Return address</text:p>
          </table:table-cell>
          <table:table-cell table:style-name="Table1.D1" office:value-type="string">
            <text:p text:style-name="P30">Return type</text:p>
          </table:table-cell>
        </table:table-row>
        <table:table-row>
          <table:table-cell table:style-name="Table1.A2" office:value-type="string">
            <text:p text:style-name="P31">main</text:p>
          </table:table-cell>
          <table:table-cell table:style-name="Table1.B2" office:value-type="float" office:value="2">
            <text:p text:style-name="P29">2</text:p>
          </table:table-cell>
          <table:table-cell table:style-name="Table1.B2" office:value-type="float" office:value="1">
            <text:p text:style-name="P29">1</text:p>
          </table:table-cell>
          <table:table-cell table:style-name="Table1.D2" office:value-type="float" office:value="1">
            <text:p text:style-name="P29">1</text:p>
          </table:table-cell>
        </table:table-row>
        <table:table-row>
          <table:table-cell table:style-name="Table1.A2" office:value-type="string">
            <text:p text:style-name="P31">Login_window_content</text:p>
          </table:table-cell>
          <table:table-cell table:style-name="Table1.B2" office:value-type="float" office:value="2">
            <text:p text:style-name="P29">2</text:p>
          </table:table-cell>
          <table:table-cell table:style-name="Table1.B2" office:value-type="float" office:value="1">
            <text:p text:style-name="P29">1</text:p>
          </table:table-cell>
          <table:table-cell table:style-name="Table1.D2" office:value-type="float" office:value="1">
            <text:p text:style-name="P29">1</text:p>
          </table:table-cell>
        </table:table-row>
        <table:table-row>
          <table:table-cell table:style-name="Table1.A2" office:value-type="string">
            <text:p text:style-name="P31">Exiting_login</text:p>
          </table:table-cell>
          <table:table-cell table:style-name="Table1.B2" office:value-type="float" office:value="2">
            <text:p text:style-name="P29">2</text:p>
          </table:table-cell>
          <table:table-cell table:style-name="Table1.B2" office:value-type="float" office:value="1">
            <text:p text:style-name="P29">1</text:p>
          </table:table-cell>
          <table:table-cell table:style-name="Table1.D2" office:value-type="float" office:value="1">
            <text:p text:style-name="P29">1</text:p>
          </table:table-cell>
        </table:table-row>
        <table:table-row>
          <table:table-cell table:style-name="Table1.A2" office:value-type="string">
            <text:p text:style-name="P31">Submit</text:p>
          </table:table-cell>
          <table:table-cell table:style-name="Table1.B2" office:value-type="float" office:value="2">
            <text:p text:style-name="P29">2</text:p>
          </table:table-cell>
          <table:table-cell table:style-name="Table1.B2" office:value-type="float" office:value="1">
            <text:p text:style-name="P29">1</text:p>
          </table:table-cell>
          <table:table-cell table:style-name="Table1.D2" office:value-type="float" office:value="1">
            <text:p text:style-name="P29">1</text:p>
          </table:table-cell>
        </table:table-row>
        <table:table-row>
          <table:table-cell table:style-name="Table1.A2" office:value-type="string">
            <text:p text:style-name="P31">Submit Pswd</text:p>
          </table:table-cell>
          <table:table-cell table:style-name="Table1.B2" office:value-type="float" office:value="2">
            <text:p text:style-name="P29">2</text:p>
          </table:table-cell>
          <table:table-cell table:style-name="Table1.B2" office:value-type="float" office:value="1">
            <text:p text:style-name="P29">1</text:p>
          </table:table-cell>
          <table:table-cell table:style-name="Table1.D2" office:value-type="float" office:value="1">
            <text:p text:style-name="P29">1</text:p>
          </table:table-cell>
        </table:table-row>
        <table:table-row>
          <table:table-cell table:style-name="Table1.A2" office:value-type="string">
            <text:p text:style-name="P31">Submit Uname</text:p>
          </table:table-cell>
          <table:table-cell table:style-name="Table1.B2" office:value-type="float" office:value="2">
            <text:p text:style-name="P29">2</text:p>
          </table:table-cell>
          <table:table-cell table:style-name="Table1.B2" office:value-type="float" office:value="1">
            <text:p text:style-name="P29">1</text:p>
          </table:table-cell>
          <table:table-cell table:style-name="Table1.D2" office:value-type="float" office:value="1">
            <text:p text:style-name="P29">1</text:p>
          </table:table-cell>
        </table:table-row>
      </table:table>
      <text:p text:style-name="P16"/>
      <text:p text:style-name="P16"><text:soft-page-break/></text:p>
      <text:p text:style-name="P17">Global variables</text:p>
      <text:p text:style-name="P17"><draw:frame text:anchor-type="paragraph" draw:z-index="44" draw:style-name="gr15" draw:text-style-name="P37" svg:width="4.8752in" svg:height="0.9177in" svg:x="1.728in" svg:y="0.1492in"><draw:text-box><text:p text:style-name="P34"><text:span text:style-name="T3">Total Space Complexity:</text:span></text:p><text:p text:style-name="P34"><text:span text:style-name="T3">65 + 23 + <text:s/>g</text:span></text:p><text:p text:style-name="P34"><text:span text:style-name="T3">= 88 + g</text:span></text:p><text:p text:style-name="P34"><text:span text:style-name="T4">(where g is the GTK constant)</text:span></text:p></draw:text-box></draw:frame>Uname <text:s text:c="10"/>:<text:tab/>14</text:p>
      <text:p text:style-name="P17">Pswd <text:s text:c="13"/>:<text:tab/> 6</text:p>
      <text:p text:style-name="P17">login_retcode :<text:tab/> 2</text:p>
      <text:p text:style-name="P17">uname_entry :<text:tab/>14</text:p>
      <text:p text:style-name="P17">pswd_entry <text:s text:c="3"/>:<text:tab/> 6</text:p>
      <text:p text:style-name="P17">labels <text:s text:c="12"/>:<text:tab/> 19</text:p>
      <text:p text:style-name="P17"><draw:line text:anchor-type="paragraph" draw:z-index="45" draw:style-name="gr6" draw:text-style-name="P34" svg:x1="1.2488in" svg:y1="0.0035in" svg:x2="0.0299in" svg:y2="0.0035in"><text:p/></draw:line>TOTAL : <text:tab/>65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">Flowchart for Sanction_leave Module</text:p>
      <text:p text:style-name="P13">(This module is responsible for sanctioning the leaves for a particular employee for a given month)</text:p>
      <text:p text:style-name="P17"/>
      <text:p text:style-name="P17"><draw:custom-shape text:anchor-type="paragraph" draw:z-index="46" draw:style-name="gr2" draw:text-style-name="P38" svg:width="1.9689in" svg:height="0.3752in" svg:x="2.4465in" svg:y="0.0583in"><text:p text:style-name="P34"><text:span text:style-name="T5">Start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7"/>
      <text:p text:style-name="P17"><draw:line text:anchor-type="paragraph" draw:z-index="56" draw:style-name="gr7" draw:text-style-name="P34" svg:x1="3.4362in" svg:y1="0.1138in" svg:x2="3.4362in" svg:y2="0.3118in"><text:p/></draw:line></text:p>
      <text:p text:style-name="P17"><draw:custom-shape text:anchor-type="paragraph" draw:z-index="47" draw:style-name="gr2" draw:text-style-name="P36" svg:width="3.9378in" svg:height="0.3752in" svg:x="1.4571in" svg:y="0.152in"><text:p text:style-name="P34"><text:span text:style-name="T2">Initialize system and connect to database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7"/>
      <text:p text:style-name="P17"/>
      <text:p text:style-name="P17"><draw:line text:anchor-type="paragraph" draw:z-index="57" draw:style-name="gr7" draw:text-style-name="P34" svg:x1="3.4571in" svg:y1="0.048in" svg:x2="3.4571in" svg:y2="0.2461in"><text:p/></draw:line></text:p>
      <text:p text:style-name="P17"><draw:custom-shape text:anchor-type="paragraph" draw:z-index="48" draw:style-name="gr2" draw:text-style-name="P39" svg:width="3.4067in" svg:height="0.3335in" svg:x="1.7591in" svg:y="0.0756in"><text:p><text:span text:style-name="T2">Input eID and confirmation.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7"/>
      <text:p text:style-name="P25"><draw:line text:anchor-type="paragraph" draw:z-index="58" draw:style-name="gr7" draw:text-style-name="P34" svg:x1="3.4571in" svg:y1="0.1in" svg:x2="3.4571in" svg:y2="0.298in"><text:p/></draw:line></text:p>
      <text:p text:style-name="P17"><draw:custom-shape text:anchor-type="paragraph" draw:z-index="49" draw:style-name="gr2" draw:text-style-name="P36" svg:width="1.3543in" svg:height="1.0941in" svg:x="2.7591in" svg:y="0.0898in"><text:p text:style-name="P34"><text:span text:style-name="T2">Is </text:span></text:p><text:p text:style-name="P34"><text:span text:style-name="T2">Confirmation</text:span></text:p><text:p text:style-name="P34"><text:span text:style-name="T2"><text:s/></text:span><text:span text:style-name="T2">= 'y'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7"/>
      <text:p text:style-name="P17"><draw:frame text:anchor-type="paragraph" draw:z-index="63" draw:style-name="gr16" svg:width="0.2295in" svg:height="0.1886in" svg:x="4.1654in" svg:y="0.1236in"><draw:text-box><text:p>N</text:p></draw:text-box></draw:frame></text:p>
      <text:p text:style-name="P17"><draw:line text:anchor-type="paragraph" draw:z-index="61" draw:style-name="gr5" draw:text-style-name="P34" svg:x1="4.1134in" svg:y1="0.152in" svg:x2="6.478in" svg:y2="0.152in"><text:p/></draw:line><draw:line text:anchor-type="paragraph" draw:z-index="62" draw:style-name="gr5" draw:text-style-name="P34" svg:x1="6.478in" svg:y1="4.2665in" svg:x2="6.478in" svg:y2="0.152in"><text:p/></draw:line></text:p>
      <text:p text:style-name="P17"/>
      <text:p text:style-name="P17"/>
      <text:p text:style-name="P17"/>
      <text:p text:style-name="P17"><draw:line text:anchor-type="paragraph" draw:z-index="64" draw:style-name="gr7" draw:text-style-name="P34" svg:x1="3.4256in" svg:y1="0.0654in" svg:x2="3.4256in" svg:y2="0.2634in"><text:p/></draw:line><draw:frame text:anchor-type="paragraph" draw:z-index="65" draw:style-name="gr17" svg:width="0.2398in" svg:height="0.2157in" svg:x="3.5091in" svg:y="0.0654in"><draw:text-box><text:p>Y</text:p></draw:text-box></draw:frame></text:p>
      <text:p text:style-name="P17"><draw:custom-shape text:anchor-type="paragraph" draw:z-index="50" draw:style-name="gr2" draw:text-style-name="P36" svg:width="3.9378in" svg:height="0.3752in" svg:x="1.4571in" svg:y="0.1209in"><text:p text:style-name="P34"><text:span text:style-name="T2">Create query and parse it to access workersDB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7"/>
      <text:p text:style-name="P17"/>
      <text:p text:style-name="P17"><draw:line text:anchor-type="paragraph" draw:z-index="66" draw:style-name="gr7" draw:text-style-name="P34" svg:x1="3.4154in" svg:y1="0.0165in" svg:x2="3.4154in" svg:y2="0.2803in"><text:p/></draw:line></text:p>
      <text:p text:style-name="P17"><draw:custom-shape text:anchor-type="paragraph" draw:z-index="51" draw:style-name="gr2" draw:text-style-name="P36" svg:width="4.5835in" svg:height="0.3752in" svg:x="1.0925in" svg:y="0.1209in"><text:p text:style-name="P34"><text:span text:style-name="T2">Create query and parse it to access attendance sheet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7"/>
      <text:p text:style-name="P17"><draw:custom-shape text:anchor-type="paragraph" draw:z-index="106" draw:style-name="gr2" draw:text-style-name="P36" svg:width="0.5421in" svg:height="0.5421in" svg:x="0.3008in" svg:y="0.0827in"><text:p text:style-name="P34"><text:span text:style-name="T2">A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7"><draw:line text:anchor-type="paragraph" draw:z-index="67" draw:style-name="gr7" draw:text-style-name="P34" svg:x1="3.4047in" svg:y1="0.0165in" svg:x2="3.4047in" svg:y2="0.3118in"><text:p/></draw:line></text:p>
      <text:p text:style-name="P17"><draw:custom-shape text:anchor-type="paragraph" draw:z-index="52" draw:style-name="gr2" draw:text-style-name="P36" svg:width="3.9378in" svg:height="0.3752in" svg:x="1.4571in" svg:y="0.152in"><text:p text:style-name="P34"><text:span text:style-name="T2">Fetch rowAS from attendancesheet.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07" draw:style-name="gr7" draw:text-style-name="P34" svg:x1="0.8425in" svg:y1="0.0134in" svg:x2="3.4051in" svg:y2="0.0134in"><text:p/></draw:line></text:p>
      <text:p text:style-name="P17"/>
      <text:p text:style-name="P17"/>
      <text:p text:style-name="P17"><draw:line text:anchor-type="paragraph" draw:z-index="68" draw:style-name="gr7" draw:text-style-name="P34" svg:x1="3.4465in" svg:y1="0.048in" svg:x2="3.4465in" svg:y2="0.3988in"><text:p/></draw:line></text:p>
      <text:p text:style-name="P17"/>
      <text:p text:style-name="P17"><draw:custom-shape text:anchor-type="paragraph" draw:z-index="53" draw:style-name="gr2" draw:text-style-name="P36" svg:width="1.3543in" svg:height="1.0941in" svg:x="2.7591in" svg:y="0.0791in"><text:p text:style-name="P34"><text:span text:style-name="T2">Is </text:span></text:p><text:p text:style-name="P34"><text:span text:style-name="T2">RowAS </text:span></text:p><text:p text:style-name="P34"><text:span text:style-name="T2">NULL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7"/>
      <text:p text:style-name="P17"><draw:custom-shape text:anchor-type="paragraph" draw:z-index="54" draw:style-name="gr2" draw:text-style-name="P36" svg:width="0.5421in" svg:height="0.5421in" svg:x="4.7693in" svg:y="0.0201in"><text:p text:style-name="P34"><text:span text:style-name="T2">A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0" draw:style-name="gr18" svg:width="0.2189in" svg:height="0.2398in" svg:x="4.1134in" svg:y="0.1138in"><draw:text-box><text:p>N</text:p></draw:text-box></draw:frame></text:p>
      <text:p text:style-name="P17"><draw:line text:anchor-type="paragraph" draw:z-index="69" draw:style-name="gr7" draw:text-style-name="P34" svg:x1="4.1134in" svg:y1="0.1417in" svg:x2="4.7697in" svg:y2="0.1417in"><text:p/></draw:line></text:p>
      <text:p text:style-name="P17"/>
      <text:p text:style-name="P17"/>
      <text:p text:style-name="P17"/>
      <text:p text:style-name="P17"><draw:line text:anchor-type="paragraph" draw:z-index="60" draw:style-name="gr7" draw:text-style-name="P34" svg:x1="3.4256in" svg:y1="0.0547in" svg:x2="3.4256in" svg:y2="0.5374in"><text:p/></draw:line><draw:frame text:anchor-type="paragraph" draw:z-index="71" draw:style-name="gr19" svg:width="0.1669in" svg:height="0.365in" svg:x="3.2591in" svg:y="0.0547in"><draw:text-box><text:p text:style-name="P34">Y</text:p></draw:text-box></draw:frame><draw:custom-shape text:anchor-type="paragraph" draw:z-index="72" draw:style-name="gr2" draw:text-style-name="P36" svg:width="0.5421in" svg:height="0.5421in" svg:x="1.3634in" svg:y="0.072in"><text:p text:style-name="P34"><text:span text:style-name="T2">A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7"><draw:line text:anchor-type="paragraph" draw:z-index="59" draw:style-name="gr7" draw:text-style-name="P34" svg:x1="6.4776in" svg:y1="0.1138in" svg:x2="3.4256in" svg:y2="0.1138in"><text:p/></draw:line></text:p>
      <text:p text:style-name="P17"><draw:line text:anchor-type="paragraph" draw:z-index="73" draw:style-name="gr7" draw:text-style-name="P34" svg:x1="1.9047in" svg:y1="0.0272in" svg:x2="3.4256in" svg:y2="0.0272in"><text:p/></draw:line></text:p>
      <text:p text:style-name="P17"><draw:custom-shape text:anchor-type="paragraph" draw:z-index="55" draw:style-name="gr2" draw:text-style-name="P38" svg:width="1.9689in" svg:height="0.3752in" svg:x="2.4465in" svg:y="0.0583in"><text:p text:style-name="P34"><text:span text:style-name="T5">Stop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">Sanction_leave Module (Continued)</text:p>
      <text:p text:style-name="P17"/>
      <text:p text:style-name="P17"><draw:custom-shape text:anchor-type="paragraph" draw:z-index="89" draw:style-name="gr2" draw:text-style-name="P36" svg:width="0.5421in" svg:height="0.5421in" svg:x="3.1756in" svg:y="0.0098in"><text:p text:style-name="P34"><text:span text:style-name="T2">A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7"/>
      <text:p text:style-name="P17"/>
      <text:p text:style-name="P17"><draw:line text:anchor-type="paragraph" draw:z-index="74" draw:style-name="gr7" draw:text-style-name="P34" svg:x1="3.4465in" svg:y1="0.072in" svg:x2="3.4465in" svg:y2="0.3913in"><text:p/></draw:line></text:p>
      <text:p text:style-name="P17"/>
      <text:p text:style-name="P17"><draw:custom-shape text:anchor-type="paragraph" draw:z-index="75" draw:style-name="gr2" draw:text-style-name="P36" svg:width="5.7606in" svg:height="0.3752in" svg:x="0.5508in" svg:y="0.0654in"><text:p text:style-name="P34"><text:span text:style-name="T2">Fetch workersDB entry for the corresponding rNAD entry in rowAS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7"/>
      <text:p text:style-name="P17"><draw:line text:anchor-type="paragraph" draw:z-index="85" draw:style-name="gr7" draw:text-style-name="P34" svg:x1="3.4571in" svg:y1="0.1209in" svg:x2="3.4571in" svg:y2="0.2909in"><text:p/></draw:line></text:p>
      <text:p text:style-name="P17"><draw:custom-shape text:anchor-type="paragraph" draw:z-index="76" draw:style-name="gr2" draw:text-style-name="P39" svg:width="3.4067in" svg:height="0.3335in" svg:x="1.6862in" svg:y="0.1311in"><text:p text:style-name="P34"><text:span text:style-name="T2">Show employee name.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7"/>
      <text:p text:style-name="P17"><draw:line text:anchor-type="paragraph" draw:z-index="86" draw:style-name="gr7" draw:text-style-name="P34" svg:x1="3.4571in" svg:y1="0.1453in" svg:x2="3.4571in" svg:y2="0.3535in"><text:p/></draw:line></text:p>
      <text:p text:style-name="P17"/>
      <text:p text:style-name="P17"><draw:custom-shape text:anchor-type="paragraph" draw:z-index="77" draw:style-name="gr2" draw:text-style-name="P39" svg:width="3.4067in" svg:height="0.3335in" svg:x="1.6236in" svg:y="0.0339in"><text:p text:style-name="P34"><text:span text:style-name="T2">Input confirmation.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7"/>
      <text:p text:style-name="P17"><draw:line text:anchor-type="paragraph" draw:z-index="87" draw:style-name="gr7" draw:text-style-name="P34" svg:x1="3.4465in" svg:y1="0.048in" svg:x2="3.4465in" svg:y2="0.2287in"><text:p/></draw:line></text:p>
      <text:p text:style-name="P17"><draw:custom-shape text:anchor-type="paragraph" draw:z-index="78" draw:style-name="gr2" draw:text-style-name="P36" svg:width="1.3543in" svg:height="1.0941in" svg:x="2.7591in" svg:y="0.0689in"><text:p text:style-name="P34"><text:span text:style-name="T2">Is</text:span></text:p><text:p text:style-name="P34"><text:span text:style-name="T2"><text:s/></text:span><text:span text:style-name="T2">Confirmation</text:span></text:p><text:p text:style-name="P34"><text:span text:style-name="T2">YE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7"/>
      <text:p text:style-name="P17"><draw:frame text:anchor-type="paragraph" draw:z-index="95" draw:style-name="gr20" svg:width="0.2606in" svg:height="0.3232in" svg:x="4.1134in" svg:y="0.0618in"><draw:text-box><text:p text:style-name="P34">N</text:p></draw:text-box></draw:frame></text:p>
      <text:p text:style-name="P17"><draw:line text:anchor-type="paragraph" draw:z-index="94" draw:style-name="gr5" draw:text-style-name="P34" svg:x1="4.1134in" svg:y1="0.1417in" svg:x2="6.5299in" svg:y2="0.1417in"><text:p/></draw:line><draw:line text:anchor-type="paragraph" draw:z-index="93" draw:style-name="gr5" draw:text-style-name="P34" svg:x1="6.5299in" svg:y1="5.0374in" svg:x2="6.5299in" svg:y2="0.1417in"><text:p/></draw:line></text:p>
      <text:p text:style-name="P17"/>
      <text:p text:style-name="P17"/>
      <text:p text:style-name="P17"/>
      <text:p text:style-name="P17"><draw:line text:anchor-type="paragraph" draw:z-index="91" draw:style-name="gr7" draw:text-style-name="P34" svg:x1="3.4465in" svg:y1="0.0445in" svg:x2="3.4465in" svg:y2="0.2425in"><text:p/></draw:line><draw:frame text:anchor-type="paragraph" draw:z-index="96" draw:style-name="gr21" svg:width="0.2087in" svg:height="0.198in" svg:x="3.4465in" svg:y="0.0445in"><draw:text-box><text:p text:style-name="P34">Y</text:p></draw:text-box></draw:frame></text:p>
      <text:p text:style-name="P17"><draw:custom-shape text:anchor-type="paragraph" draw:z-index="79" draw:style-name="gr2" draw:text-style-name="P39" svg:width="3.4067in" svg:height="0.3335in" svg:x="1.6445in" svg:y="0.0827in"><text:p text:style-name="P34"><text:span text:style-name="T2">Input No. Of Leaves (NOL).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7"/>
      <text:p text:style-name="P17"><draw:line text:anchor-type="paragraph" draw:z-index="97" draw:style-name="gr7" draw:text-style-name="P34" svg:x1="3.4362in" svg:y1="0.0965in" svg:x2="3.4362in" svg:y2="0.3465in"><text:p/></draw:line></text:p>
      <text:p text:style-name="P17"/>
      <text:p text:style-name="P17"><draw:custom-shape text:anchor-type="paragraph" draw:z-index="80" draw:style-name="gr2" draw:text-style-name="P36" svg:width="2.115in" svg:height="0.3752in" svg:x="2.2693in" svg:y="0.0272in"><text:p text:style-name="P34"><text:span text:style-name="T2">Local Ctr = 0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7"/>
      <text:p text:style-name="P17"><draw:line text:anchor-type="paragraph" draw:z-index="98" draw:style-name="gr7" draw:text-style-name="P34" svg:x1="3.4362in" svg:y1="0.0827in" svg:x2="3.4362in" svg:y2="0.3189in"><text:p/></draw:line></text:p>
      <text:p text:style-name="P17"><draw:custom-shape text:anchor-type="paragraph" draw:z-index="81" draw:style-name="gr2" draw:text-style-name="P36" svg:width="1.3543in" svg:height="1.0941in" svg:x="2.7591in" svg:y="0.1591in"><text:p text:style-name="P34"><text:span text:style-name="T2">Is</text:span></text:p><text:p text:style-name="P34"><text:span text:style-name="T2"><text:s/></text:span><text:span text:style-name="T2">Local Ctr</text:span></text:p><text:p text:style-name="P34"><text:span text:style-name="T2">&lt; NOL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02" draw:style-name="gr5" draw:text-style-name="P34" svg:x1="0.228in" svg:y1="2.85in" svg:x2="0.228in" svg:y2="0.0272in"><text:p/></draw:line><draw:line text:anchor-type="paragraph" draw:z-index="103" draw:style-name="gr7" draw:text-style-name="P34" svg:x1="0.228in" svg:y1="0.0272in" svg:x2="3.4362in" svg:y2="0.0272in"><text:p/></draw:line></text:p>
      <text:p text:style-name="P17"/>
      <text:p text:style-name="P17"><draw:custom-shape text:anchor-type="paragraph" draw:z-index="105" draw:style-name="gr2" draw:text-style-name="P36" svg:width="0.5421in" svg:height="0.5421in" svg:x="5.3839in" svg:y="0.1173in"><text:p text:style-name="P34"><text:span text:style-name="T2">A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7"/>
      <text:p text:style-name="P17"><draw:line text:anchor-type="paragraph" draw:z-index="104" draw:style-name="gr22" draw:text-style-name="P34" svg:x1="4.1134in" svg:y1="0.0547in" svg:x2="5.3736in" svg:y2="0.0547in"><text:p/></draw:line></text:p>
      <text:p text:style-name="P17"/>
      <text:p text:style-name="P17"/>
      <text:p text:style-name="P17"><draw:line text:anchor-type="paragraph" draw:z-index="99" draw:style-name="gr7" draw:text-style-name="P34" svg:x1="3.4362in" svg:y1="0.1346in" svg:x2="3.4362in" svg:y2="0.3185in"><text:p/></draw:line></text:p>
      <text:p text:style-name="P17"><draw:custom-shape text:anchor-type="paragraph" draw:z-index="82" draw:style-name="gr2" draw:text-style-name="P39" svg:width="3.4067in" svg:height="0.3335in" svg:x="1.6134in" svg:y="0.1591in"><text:p text:style-name="P34"><text:span text:style-name="T2">Input date of leave [Local Ctr]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7"/>
      <text:p text:style-name="P17"/>
      <text:p text:style-name="P17"><draw:line text:anchor-type="paragraph" draw:z-index="100" draw:style-name="gr7" draw:text-style-name="P34" svg:x1="3.4571in" svg:y1="0.0134in" svg:x2="3.4571in" svg:y2="0.239in"><text:p/></draw:line></text:p>
      <text:p text:style-name="P17"><draw:custom-shape text:anchor-type="paragraph" draw:z-index="83" draw:style-name="gr2" draw:text-style-name="P36" svg:width="5.5315in" svg:height="0.3752in" svg:x="0.6756in" svg:y="0.0791in"><text:p text:style-name="P34"><text:span text:style-name="T2">Create query to mark leave and inject the query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7"/>
      <text:p text:style-name="P17"><draw:line text:anchor-type="paragraph" draw:z-index="84" draw:style-name="gr5" draw:text-style-name="P34" svg:x1="3.4984in" svg:y1="0.1346in" svg:x2="3.4984in" svg:y2="0.6138in"><text:p/></draw:line></text:p>
      <text:p text:style-name="P17"/>
      <text:p text:style-name="P17"/>
      <text:p text:style-name="P17"><draw:line text:anchor-type="paragraph" draw:z-index="101" draw:style-name="gr5" draw:text-style-name="P34" svg:x1="3.4988in" svg:y1="0.1346in" svg:x2="0.228in" svg:y2="0.1346in"><text:p/></draw:line></text:p>
      <text:p text:style-name="P17"/>
      <text:p text:style-name="P17"><draw:line text:anchor-type="paragraph" draw:z-index="88" draw:style-name="gr7" draw:text-style-name="P34" svg:x1="3.5193in" svg:y1="0.0862in" svg:x2="3.5193in" svg:y2="0.3189in"><text:p/></draw:line><draw:line text:anchor-type="paragraph" draw:z-index="92" draw:style-name="gr5" draw:text-style-name="P34" svg:x1="3.5193in" svg:y1="0.0862in" svg:x2="6.5295in" svg:y2="0.0862in"><text:p/></draw:line></text:p>
      <text:p text:style-name="P17"><draw:custom-shape text:anchor-type="paragraph" draw:z-index="90" draw:style-name="gr2" draw:text-style-name="P36" svg:width="0.5421in" svg:height="0.5421in" svg:x="3.2484in" svg:y="0.1591in"><text:p text:style-name="P34"><text:span text:style-name="T2">A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7"/>
      <text:p text:style-name="P17"/>
      <text:p text:style-name="P17"/>
      <text:p text:style-name="P17"><text:soft-page-break/></text:p>
      <text:p text:style-name="P4">Space Complexity</text:p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9">Server</text:p>
          </table:table-cell>
          <table:table-cell table:style-name="Table2.B1" office:value-type="float" office:value="10">
            <text:p text:style-name="P29">10</text:p>
          </table:table-cell>
        </table:table-row>
        <table:table-row>
          <table:table-cell table:style-name="Table2.A2" office:value-type="string">
            <text:p text:style-name="P29">User</text:p>
          </table:table-cell>
          <table:table-cell table:style-name="Table2.B2" office:value-type="float" office:value="5">
            <text:p text:style-name="P29">5</text:p>
          </table:table-cell>
        </table:table-row>
        <table:table-row>
          <table:table-cell table:style-name="Table2.A2" office:value-type="string">
            <text:p text:style-name="P29">Password</text:p>
          </table:table-cell>
          <table:table-cell table:style-name="Table2.B2" office:value-type="float" office:value="5">
            <text:p text:style-name="P29">5</text:p>
          </table:table-cell>
        </table:table-row>
        <table:table-row>
          <table:table-cell table:style-name="Table2.A2" office:value-type="string">
            <text:p text:style-name="P29">Database</text:p>
          </table:table-cell>
          <table:table-cell table:style-name="Table2.B2" office:value-type="float" office:value="13">
            <text:p text:style-name="P29">13</text:p>
          </table:table-cell>
        </table:table-row>
        <table:table-row>
          <table:table-cell table:style-name="Table2.A2" office:value-type="string">
            <text:p text:style-name="P29">Choice</text:p>
          </table:table-cell>
          <table:table-cell table:style-name="Table2.B2" office:value-type="float" office:value="1">
            <text:p text:style-name="P29">1</text:p>
          </table:table-cell>
        </table:table-row>
        <table:table-row>
          <table:table-cell table:style-name="Table2.A2" office:value-type="string">
            <text:p text:style-name="P29">EmpID</text:p>
          </table:table-cell>
          <table:table-cell table:style-name="Table2.B2" office:value-type="float" office:value="10">
            <text:p text:style-name="P29">10</text:p>
          </table:table-cell>
        </table:table-row>
        <table:table-row>
          <table:table-cell table:style-name="Table2.A2" office:value-type="string">
            <text:p text:style-name="P29">QuerySL</text:p>
          </table:table-cell>
          <table:table-cell table:style-name="Table2.B2" office:value-type="float" office:value="100">
            <text:p text:style-name="P29">100</text:p>
          </table:table-cell>
        </table:table-row>
        <table:table-row>
          <table:table-cell table:style-name="Table2.A2" office:value-type="string">
            <text:p text:style-name="P29">QuerySL2</text:p>
          </table:table-cell>
          <table:table-cell table:style-name="Table2.B2" office:value-type="float" office:value="100">
            <text:p text:style-name="P29">100</text:p>
          </table:table-cell>
        </table:table-row>
        <table:table-row>
          <table:table-cell table:style-name="Table2.A2" office:value-type="string">
            <text:p text:style-name="P29">QuerySLbck</text:p>
          </table:table-cell>
          <table:table-cell table:style-name="Table2.B2" office:value-type="float" office:value="100">
            <text:p text:style-name="P29">100</text:p>
          </table:table-cell>
        </table:table-row>
        <table:table-row>
          <table:table-cell table:style-name="Table2.A2" office:value-type="string">
            <text:p text:style-name="P29">retCodeSL</text:p>
          </table:table-cell>
          <table:table-cell table:style-name="Table2.B2" office:value-type="float" office:value="1">
            <text:p text:style-name="P29">1</text:p>
          </table:table-cell>
        </table:table-row>
        <table:table-row>
          <table:table-cell table:style-name="Table2.A2" office:value-type="string">
            <text:p text:style-name="P29">rowAS_SLstr</text:p>
          </table:table-cell>
          <table:table-cell table:style-name="Table2.B2" office:value-type="float" office:value="50">
            <text:p text:style-name="P29">50</text:p>
          </table:table-cell>
        </table:table-row>
        <table:table-row>
          <table:table-cell table:style-name="Table2.A2" office:value-type="string">
            <text:p text:style-name="P29">Leaves</text:p>
          </table:table-cell>
          <table:table-cell table:style-name="Table2.B2" office:value-type="float" office:value="1">
            <text:p text:style-name="P29">1</text:p>
          </table:table-cell>
        </table:table-row>
        <table:table-row>
          <table:table-cell table:style-name="Table2.A2" office:value-type="string">
            <text:p text:style-name="P29">Leavesbck</text:p>
          </table:table-cell>
          <table:table-cell table:style-name="Table2.B2" office:value-type="float" office:value="1">
            <text:p text:style-name="P29">1</text:p>
          </table:table-cell>
        </table:table-row>
        <table:table-row>
          <table:table-cell table:style-name="Table2.A2" office:value-type="string">
            <text:p text:style-name="P29">Localctr</text:p>
          </table:table-cell>
          <table:table-cell table:style-name="Table2.B2" office:value-type="float" office:value="1">
            <text:p text:style-name="P29">1</text:p>
          </table:table-cell>
        </table:table-row>
        <table:table-row>
          <table:table-cell table:style-name="Table2.A2" office:value-type="string">
            <text:p text:style-name="P29">day_SL</text:p>
          </table:table-cell>
          <table:table-cell table:style-name="Table2.B2" office:value-type="float" office:value="1">
            <text:p text:style-name="P29">1</text:p>
          </table:table-cell>
        </table:table-row>
        <table:table-row>
          <table:table-cell table:style-name="Table2.A2" office:value-type="string">
            <text:p text:style-name="P29">free_res_SL</text:p>
          </table:table-cell>
          <table:table-cell table:style-name="Table2.B2" office:value-type="float" office:value="1">
            <text:p text:style-name="P29">1</text:p>
          </table:table-cell>
        </table:table-row>
        <table:table-row>
          <table:table-cell table:style-name="Table2.A2" office:value-type="string">
            <text:p text:style-name="P29">day_SLstr</text:p>
          </table:table-cell>
          <table:table-cell table:style-name="Table2.B2" office:value-type="float" office:value="4">
            <text:p text:style-name="P29">4</text:p>
          </table:table-cell>
        </table:table-row>
        <table:table-row>
          <table:table-cell table:style-name="Table2.A2" office:value-type="string">
            <text:p text:style-name="P29">SheetSelectSL</text:p>
          </table:table-cell>
          <table:table-cell table:style-name="Table2.B2" office:value-type="float" office:value="60">
            <text:p text:style-name="P29">60</text:p>
          </table:table-cell>
        </table:table-row>
        <table:table-row>
          <table:table-cell table:style-name="Table2.A2" office:value-type="string">
            <text:p text:style-name="P29">TOTAL</text:p>
          </table:table-cell>
          <table:table-cell table:style-name="Table2.B2" office:value-type="float" office:value="464">
            <text:p text:style-name="P29">464</text:p>
          </table:table-cell>
        </table:table-row>
      </table:table>
      <text:p text:style-name="P17"/>
      <text:p text:style-name="P17"/>
      <text:p text:style-name="P4">Algorithm for SL</text:p>
      <text:p text:style-name="P16"/>
      <text:p text:style-name="P16">Please leave 1 page space for it I will be mailing you later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<text:soft-page-break/>Flowchart for rnadgen module</text:p>
      <text:p text:style-name="P13">(This module is responsible for generation of the rNAD which is associated with each worker in the workersDB.)</text:p>
      <text:p text:style-name="P11"><draw:custom-shape text:anchor-type="paragraph" draw:z-index="108" draw:style-name="gr2" draw:text-style-name="P38" svg:width="1.9689in" svg:height="0.3752in" svg:x="2.4465in" svg:y="0.1154in"><text:p text:style-name="P34"><text:span text:style-name="T5">Start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6"/>
      <text:p text:style-name="P16"><draw:line text:anchor-type="paragraph" draw:z-index="126" draw:style-name="gr7" draw:text-style-name="P34" svg:x1="3.4673in" svg:y1="0.1071in" svg:x2="3.4673in" svg:y2="0.4409in"><text:p/></draw:line></text:p>
      <text:p text:style-name="P16"/>
      <text:p text:style-name="P16"><draw:custom-shape text:anchor-type="paragraph" draw:z-index="109" draw:style-name="gr2" draw:text-style-name="P36" svg:width="2.7087in" svg:height="0.4067in" svg:x="2.1028in" svg:y="0.1217in"><text:p text:style-name="P34"><text:span text:style-name="T2">Initialise generator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6"/>
      <text:p text:style-name="P16"/>
      <text:p text:style-name="P16"><draw:line text:anchor-type="paragraph" draw:z-index="125" draw:style-name="gr7" draw:text-style-name="P34" svg:x1="3.4673in" svg:y1="0.0484in" svg:x2="3.4673in" svg:y2="0.3193in"><text:p/></draw:line></text:p>
      <text:p text:style-name="P16"/>
      <text:p text:style-name="P16"><draw:custom-shape text:anchor-type="paragraph" draw:z-index="110" draw:style-name="gr2" draw:text-style-name="P36" svg:width="4.3335in" svg:height="0.4689in" svg:x="1.3319in" svg:y="0in"><text:p text:style-name="P34"><text:span text:style-name="T2">Get four random numbers using rand()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6"/>
      <text:p text:style-name="P16"><draw:line text:anchor-type="paragraph" draw:z-index="124" draw:style-name="gr7" draw:text-style-name="P34" svg:x1="3.4673in" svg:y1="0.1492in" svg:x2="3.4673in" svg:y2="0.4445in"><text:p/></draw:line></text:p>
      <text:p text:style-name="P16"/>
      <text:p text:style-name="P16"><draw:custom-shape text:anchor-type="paragraph" draw:z-index="111" draw:style-name="gr2" draw:text-style-name="P36" svg:width="2.7713in" svg:height="0.3717in" svg:x="2.1862in" svg:y="0.1252in"><text:p text:style-name="P34"><text:span text:style-name="T2">Get system time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6"/>
      <text:p text:style-name="P16"/>
      <text:p text:style-name="P16"><draw:line text:anchor-type="paragraph" draw:z-index="123" draw:style-name="gr7" draw:text-style-name="P34" svg:x1="3.4673in" svg:y1="0.0173in" svg:x2="3.4673in" svg:y2="0.3228in"><text:p/></draw:line></text:p>
      <text:p text:style-name="P16"/>
      <text:p text:style-name="P16"><draw:custom-shape text:anchor-type="paragraph" draw:z-index="112" draw:style-name="gr2" draw:text-style-name="P36" svg:width="3.7189in" svg:height="0.5594in" svg:x="1.6134in" svg:y="0.0035in"><text:p text:style-name="P34"><text:span text:style-name="T2">Get two strings from system time with fields </text:span></text:p><text:p text:style-name="P34"><text:span text:style-name="T2">day, mon, year and hr, min, sec respt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6"/>
      <text:p text:style-name="P16"/>
      <text:p text:style-name="P16"><draw:line text:anchor-type="paragraph" draw:z-index="122" draw:style-name="gr7" draw:text-style-name="P34" svg:x1="3.4673in" svg:y1="0.0835in" svg:x2="3.4673in" svg:y2="0.4898in"><text:p/></draw:line></text:p>
      <text:p text:style-name="P16"/>
      <text:p text:style-name="P16"/>
      <text:p text:style-name="P16"><draw:custom-shape text:anchor-type="paragraph" draw:z-index="113" draw:style-name="gr2" draw:text-style-name="P36" svg:width="3.7398in" svg:height="0.5315in" svg:x="1.6028in" svg:y="0.0102in"><text:p text:style-name="P34"><text:span text:style-name="T2">Convert the strings to numbers and </text:span></text:p><text:p text:style-name="P34"><text:span text:style-name="T2">add the random numbers to them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6"/>
      <text:p text:style-name="P16"/>
      <text:p text:style-name="P16"><draw:line text:anchor-type="paragraph" draw:z-index="121" draw:style-name="gr7" draw:text-style-name="P34" svg:x1="3.4673in" svg:y1="0.0626in" svg:x2="3.4673in" svg:y2="0.4689in"><text:p/></draw:line></text:p>
      <text:p text:style-name="P16"/>
      <text:p text:style-name="P16"><draw:custom-shape text:anchor-type="paragraph" draw:z-index="114" draw:style-name="gr2" draw:text-style-name="P36" svg:width="3.7606in" svg:height="0.5835in" svg:x="1.5717in" svg:y="0.1492in"><text:p text:style-name="P34"><text:span text:style-name="T2">Convert the two numbers to different bases</text:span></text:p><text:p text:style-name="P34"><text:span text:style-name="T2">E.g. 7,9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6"/>
      <text:p text:style-name="P16"/>
      <text:p text:style-name="P16"/>
      <text:p text:style-name="P16"><draw:line text:anchor-type="paragraph" draw:z-index="120" draw:style-name="gr7" draw:text-style-name="P34" svg:x1="3.4673in" svg:y1="0.0937in" svg:x2="3.4673in" svg:y2="0.4689in"><text:p/></draw:line></text:p>
      <text:p text:style-name="P16"/>
      <text:p text:style-name="P16"><draw:custom-shape text:anchor-type="paragraph" draw:z-index="115" draw:style-name="gr2" draw:text-style-name="P36" svg:width="3.7606in" svg:height="0.5835in" svg:x="1.5717in" svg:y="0.1492in"><text:p text:style-name="P34"><text:span text:style-name="T2">Convert the two numbers to strings and </text:span></text:p><text:p text:style-name="P34"><text:span text:style-name="T2">concatenate and store in rnad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6"/>
      <text:p text:style-name="P16"/>
      <text:p text:style-name="P16"/>
      <text:p text:style-name="P16"><draw:line text:anchor-type="paragraph" draw:z-index="119" draw:style-name="gr7" draw:text-style-name="P34" svg:x1="3.4673in" svg:y1="0.0937in" svg:x2="3.4673in" svg:y2="0.4791in"><text:p/></draw:line></text:p>
      <text:p text:style-name="P16"/>
      <text:p text:style-name="P16"/>
      <text:p text:style-name="P16"><draw:custom-shape text:anchor-type="paragraph" draw:z-index="116" draw:style-name="gr2" draw:text-style-name="P36" svg:width="2.0213in" svg:height="0.4795in" svg:x="2.3736in" svg:y="0in"><text:p text:style-name="P34"><text:span text:style-name="T2">Return rnad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6"/>
      <text:p text:style-name="P16"/>
      <text:p text:style-name="P16"><draw:line text:anchor-type="paragraph" draw:z-index="118" draw:style-name="gr7" draw:text-style-name="P34" svg:x1="3.4673in" svg:y1="0in" svg:x2="3.4673in" svg:y2="0.4193in"><text:p/></draw:line></text:p>
      <text:p text:style-name="P16"/>
      <text:p text:style-name="P16"><draw:custom-shape text:anchor-type="paragraph" draw:z-index="117" draw:style-name="gr2" draw:text-style-name="P38" svg:width="1.9689in" svg:height="0.3752in" svg:x="2.3945in" svg:y="0.1in"><text:p text:style-name="P34"><text:span text:style-name="T5">Stop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6"/>
      <text:p text:style-name="P16"/>
      <text:p text:style-name="P16"/>
      <text:p text:style-name="P16"/>
      <text:p text:style-name="P5"><text:soft-page-break/>Space Complexity</text:p>
      <text:p text:style-name="P17"/>
      <text:p text:style-name="P17"/>
      <text:p text:style-name="P17"/>
      <text:p text:style-name="P17">I will mail you later about this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Algorithm for rnadgen</text:p>
      <text:p text:style-name="P16"/>
      <text:p text:style-name="P22">GLOBAL rnad</text:p>
      <text:p text:style-name="P22">Algo baseConvert()</text:p>
      <text:p text:style-name="P22">{<text:tab/>//INPUT</text:p>
      <text:p text:style-name="P22"><text:tab/><text:tab/>NUM, BASE</text:p>
      <text:p text:style-name="P22"><text:tab/></text:p>
      <text:p text:style-name="P22"><text:tab/>LOOP TILL (m&gt;0)</text:p>
      <text:p text:style-name="P22"><text:tab/><text:tab/>rem=m%base;</text:p>
      <text:p text:style-name="P22"><text:tab/><text:tab/>n=n*10+rem;</text:p>
      <text:p text:style-name="P22"><text:tab/><text:tab/>m=m/base;</text:p>
      <text:p text:style-name="P22"><text:tab/>END LOOP</text:p>
      <text:p text:style-name="P22"><text:tab/>m=0;</text:p>
      <text:p text:style-name="P22"><text:tab/></text:p>
      <text:p text:style-name="P22"><text:tab/>LOOP TILL (n&gt;0)</text:p>
      <text:p text:style-name="P22"><text:tab/><text:tab/>rem=n%10;</text:p>
      <text:p text:style-name="P22"><text:tab/><text:tab/>m=m*10+rem;</text:p>
      <text:p text:style-name="P22"><text:tab/><text:tab/>n=n/10;</text:p>
      <text:p text:style-name="P22"><text:tab/>END LOOP</text:p>
      <text:p text:style-name="P22"><text:s text:c="12"/>RETURN m</text:p>
      <text:p text:style-name="P22">}</text:p>
      <text:p text:style-name="P22"/>
      <text:p text:style-name="P22">Algo rnadGenerator()</text:p>
      <text:p text:style-name="P22">{</text:p>
      <text:p text:style-name="P22"><text:s text:c="9"/>GENERATE RANDOM NUMBERS FOR r1,r2,r3,r4</text:p>
      <text:p text:style-name="P22"><text:s text:c="9"/>GET SYSTEM TIME IN t</text:p>
      <text:p text:style-name="P22"><text:s text:c="9"/>FORMAT TIME AND STORE IN arr1,arr2</text:p>
      <text:p text:style-name="P22"><text:s text:c="9"/>CONVERT arr1,arr2 TO NUMBERS AND STORE IN num1,num2</text:p>
      <text:p text:style-name="P22"><text:s text:c="9"/>ADD r1,r2,r3,r4 TO num1,num2</text:p>
      <text:p text:style-name="P22"><text:s text:c="9"/>CALL baseConvert FOR num1,num2</text:p>
      <text:p text:style-name="P22"><text:s text:c="9"/>CONVERT num1,num2 BACK TO STRING AND STORE IN str1,str2</text:p>
      <text:p text:style-name="P22"><text:s text:c="9"/>CONCAT str1,str2 AND STORE IN rnad</text:p>
      <text:p text:style-name="P22"><text:s text:c="9"/><text:tab/></text:p>
      <text:p text:style-name="P24">}</text:p>
      <text:p text:style-name="P7"><text:soft-page-break/>Flowchart for OPCC module</text:p>
      <text:p text:style-name="P14">(This module is responsible for controlling different phases and some special features of omniPresence.)</text:p>
      <text:p text:style-name="P12"><draw:custom-shape text:anchor-type="paragraph" draw:z-index="127" draw:style-name="gr2" draw:text-style-name="P38" svg:width="1.9689in" svg:height="0.3752in" svg:x="2.4465in" svg:y="0.2138in"><text:p text:style-name="P34"><text:span text:style-name="T5">Start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2"/>
      <text:p text:style-name="P12"><draw:line text:anchor-type="paragraph" draw:z-index="138" draw:style-name="gr7" draw:text-style-name="P34" svg:x1="3.4154in" svg:y1="0.1417in" svg:x2="3.4154in" svg:y2="0.3236in"><text:p/></draw:line></text:p>
      <text:p text:style-name="P12"><draw:custom-shape text:anchor-type="paragraph" draw:z-index="128" draw:style-name="gr2" draw:text-style-name="P36" svg:width="2.7087in" svg:height="0.4067in" svg:x="2.1134in" svg:y="0.1in"><text:p text:style-name="P34"><text:span text:style-name="T2">Initialise system &amp; connect to DB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2"><draw:custom-shape text:anchor-type="paragraph" draw:z-index="137" draw:style-name="gr2" draw:text-style-name="P34" svg:width="0.5004in" svg:height="0.4689in" svg:x="5.9673in" svg:y="0.1535in"><text:p text:style-name="P34">A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><draw:line text:anchor-type="paragraph" draw:z-index="139" draw:style-name="gr7" draw:text-style-name="P34" svg:x1="3.4256in" svg:y1="0.0591in" svg:x2="3.4256in" svg:y2="0.3201in"><text:p/></draw:line><draw:line text:anchor-type="paragraph" draw:z-index="140" draw:style-name="gr7" draw:text-style-name="P34" svg:x1="5.9673in" svg:y1="0.1555in" svg:x2="3.4256in" svg:y2="0.1555in"><text:p/></draw:line><draw:line text:anchor-type="paragraph" draw:z-index="148" draw:style-name="gr6" draw:text-style-name="P34" svg:x1="0.3217in" svg:y1="4.8016in" svg:x2="0.3217in" svg:y2="0.1972in"><text:p/></draw:line><draw:line text:anchor-type="paragraph" draw:z-index="149" draw:style-name="gr24" draw:text-style-name="P34" svg:x1="0.3217in" svg:y1="0.1972in" svg:x2="3.426in" svg:y2="0.1972in"><text:p/></draw:line></text:p>
      <text:p text:style-name="P12"><draw:custom-shape text:anchor-type="paragraph" draw:z-index="129" draw:style-name="gr2" draw:text-style-name="P36" svg:width="4.4689in" svg:height="0.3358in" svg:x="1.0717in" svg:y="0.0965in"><text:p text:style-name="P34"><text:span text:style-name="T2">Generate prompt &amp; point on scree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2"><draw:line text:anchor-type="paragraph" draw:z-index="141" draw:style-name="gr7" draw:text-style-name="P34" svg:x1="3.3945in" svg:y1="0.2083in" svg:x2="3.3945in" svg:y2="0.4693in"><text:p/></draw:line></text:p>
      <text:p text:style-name="P12"/>
      <text:p text:style-name="P12"><draw:custom-shape text:anchor-type="paragraph" draw:z-index="130" draw:style-name="gr2" draw:text-style-name="P36" svg:width="4.4689in" svg:height="0.3224in" svg:x="1.0299in" svg:y="0.022in"><text:p text:style-name="P34"><text:span text:style-name="T2">Input module name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2"><draw:line text:anchor-type="paragraph" draw:z-index="150" draw:style-name="gr5" draw:text-style-name="P34" svg:x1="3.3528in" svg:y1="0.1209in" svg:x2="3.3528in" svg:y2="0.4126in"><text:p/></draw:line><draw:custom-shape text:anchor-type="paragraph" draw:z-index="136" draw:style-name="gr2" draw:text-style-name="P34" svg:width="0.5004in" svg:height="0.4689in" svg:x="5.728in" svg:y="0.1953in"><text:p text:style-name="P34">A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><draw:line text:anchor-type="paragraph" draw:z-index="143" draw:style-name="gr7" draw:text-style-name="P34" svg:x1="3.3528in" svg:y1="0.189in" svg:x2="5.7591in" svg:y2="0.189in"><text:p/></draw:line></text:p>
      <text:p text:style-name="P12"/>
      <text:p text:style-name="P12"><draw:custom-shape text:anchor-type="paragraph" draw:z-index="135" draw:style-name="gr2" draw:text-style-name="P34" svg:width="0.5004in" svg:height="0.4689in" svg:x="0.7693in" svg:y="0.1382in"><text:p text:style-name="P34">A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><draw:line text:anchor-type="paragraph" draw:z-index="152" draw:style-name="gr6" draw:text-style-name="P34" svg:x1="1.2693in" svg:y1="0.122in" svg:x2="3.4047in" svg:y2="0.122in"><text:p/></draw:line><draw:line text:anchor-type="paragraph" draw:z-index="151" draw:style-name="gr7" draw:text-style-name="P34" svg:x1="3.4047in" svg:y1="0.122in" svg:x2="3.4047in" svg:y2="0.4449in"><text:p/></draw:line></text:p>
      <text:p text:style-name="P12"/>
      <text:p text:style-name="P12"><draw:custom-shape text:anchor-type="paragraph" draw:z-index="131" draw:style-name="gr2" draw:text-style-name="P36" svg:width="4.4689in" svg:height="0.2689in" svg:x="1.2591in" svg:y="0in"><text:p text:style-name="P34"><text:span text:style-name="T2">Input selectd op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2"><draw:line text:anchor-type="paragraph" draw:z-index="142" draw:style-name="gr7" draw:text-style-name="P34" svg:x1="3.3945in" svg:y1="0.0972in" svg:x2="3.3945in" svg:y2="0.3681in"><text:p/></draw:line></text:p>
      <text:p text:style-name="P12"><draw:custom-shape text:anchor-type="paragraph" draw:z-index="132" draw:style-name="gr2" draw:text-style-name="P36" svg:width="1.5004in" svg:height="1.0213in" svg:x="2.6445in" svg:y="0.1445in"><text:p text:style-name="P34"><text:span text:style-name="T2">If selectd op</text:span></text:p><text:p text:style-name="P34"><text:span text:style-name="T2">Bet (0&lt;5)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2"/>
      <text:p text:style-name="P12"><draw:line text:anchor-type="paragraph" draw:z-index="155" draw:style-name="gr5" draw:text-style-name="P34" svg:x1="4.1445in" svg:y1="0.2075in" svg:x2="6.5925in" svg:y2="0.2075in"><text:p/></draw:line><draw:line text:anchor-type="paragraph" draw:z-index="156" draw:style-name="gr6" draw:text-style-name="P34" svg:x1="6.5925in" svg:y1="0.2075in" svg:x2="6.5925in" svg:y2="3.1031in"><text:p/></draw:line></text:p>
      <text:p text:style-name="P12"/>
      <text:p text:style-name="P12"/>
      <text:p text:style-name="P12"><draw:line text:anchor-type="paragraph" draw:z-index="144" draw:style-name="gr7" draw:text-style-name="P34" svg:x1="3.3839in" svg:y1="0.0472in" svg:x2="3.3839in" svg:y2="0.3283in"><text:p/></draw:line><draw:frame text:anchor-type="paragraph" draw:z-index="153" draw:style-name="gr23" svg:width="0.1878in" svg:height="0.2087in" svg:x="3.3839in" svg:y="0.0472in"><draw:text-box><text:p text:style-name="P34">N</text:p></draw:text-box></draw:frame></text:p>
      <text:p text:style-name="P12"><draw:custom-shape text:anchor-type="paragraph" draw:z-index="133" draw:style-name="gr2" draw:text-style-name="P36" svg:width="1.5004in" svg:height="0.9205in" svg:x="2.6445in" svg:y="0.1047in"><text:p text:style-name="P34"><text:span text:style-name="T2">If selectd op</text:span></text:p><text:p text:style-name="P34"><text:span text:style-name="T2">Bet (5&lt;10)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2"><draw:frame text:anchor-type="paragraph" draw:z-index="154" draw:style-name="gr25" draw:text-style-name="P34" svg:width="0.1461in" svg:height="0.2303in" svg:x="2.4984in" svg:y="0.1618in"><draw:text-box><text:p text:style-name="P34">Y</text:p></draw:text-box></draw:frame></text:p>
      <text:p text:style-name="P12"><draw:line text:anchor-type="paragraph" draw:z-index="147" draw:style-name="gr5" draw:text-style-name="P34" svg:x1="2.6445in" svg:y1="0.1055in" svg:x2="0.3217in" svg:y2="0.1055in"><text:p/></draw:line></text:p>
      <text:p text:style-name="P12"/>
      <text:p text:style-name="P12"><draw:line text:anchor-type="paragraph" draw:z-index="145" draw:style-name="gr7" draw:text-style-name="P34" svg:x1="3.3736in" svg:y1="0.0957in" svg:x2="3.3736in" svg:y2="0.5122in"><text:p/></draw:line><draw:frame text:anchor-type="paragraph" draw:z-index="146" draw:style-name="gr23" svg:width="0.1878in" svg:height="0.2087in" svg:x="3.3736in" svg:y="0.1689in"><draw:text-box><text:p text:style-name="P34">N</text:p></draw:text-box></draw:frame></text:p>
      <text:p text:style-name="P12"/>
      <text:p text:style-name="P12"><draw:custom-shape text:anchor-type="paragraph" draw:z-index="134" draw:style-name="gr2" draw:text-style-name="P34" svg:width="0.5004in" svg:height="0.4689in" svg:x="3.1339in" svg:y="0.0654in"><text:p text:style-name="P34">A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/>
      <text:p text:style-name="P12"/>
      <text:p text:style-name="P12"><draw:line text:anchor-type="paragraph" draw:z-index="157" draw:style-name="gr5" draw:text-style-name="P34" svg:x1="3.3528in" svg:y1="0.1965in" svg:x2="6.5925in" svg:y2="0.1965in"><text:p/></draw:line><draw:line text:anchor-type="paragraph" draw:z-index="158" draw:style-name="gr7" draw:text-style-name="P34" svg:x1="3.3528in" svg:y1="0.1965in" svg:x2="3.3528in" svg:y2="0.5193in"><text:p/></draw:line></text:p>
      <text:p text:style-name="P12"/>
      <text:p text:style-name="P12"><draw:custom-shape text:anchor-type="paragraph" draw:z-index="159" draw:style-name="gr2" draw:text-style-name="P38" svg:width="1.9689in" svg:height="0.3752in" svg:x="2.3425in" svg:y="0.0472in"><text:p text:style-name="P34"><text:span text:style-name="T5">Stop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2"/>
      <text:p text:style-name="P12"/>
      <text:p text:style-name="P7"><text:soft-page-break/>Command line Processor Module</text:p>
      <text:p text:style-name="P15">(accepts input from the user and identifies if they are applicable to OPCC or not)</text:p>
      <text:p text:style-name="P15"><draw:custom-shape text:anchor-type="paragraph" draw:z-index="160" draw:style-name="gr2" draw:text-style-name="P34" svg:width="0.5004in" svg:height="0.4689in" svg:x="3.1339in" svg:y="0.128in"><text:p text:style-name="P34">A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/>
      <text:p text:style-name="P12"><draw:line text:anchor-type="paragraph" draw:z-index="166" draw:style-name="gr7" draw:text-style-name="P34" svg:x1="3.3945in" svg:y1="0.1492in" svg:x2="3.3945in" svg:y2="0.3319in"><text:p/></draw:line></text:p>
      <text:p text:style-name="P12"><draw:custom-shape text:anchor-type="paragraph" draw:z-index="161" draw:style-name="gr2" draw:text-style-name="P36" svg:width="4.4689in" svg:height="0.3358in" svg:x="1.0717in" svg:y="0.1118in"><text:p text:style-name="P34"><text:span text:style-name="T2">Input module name.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2"/>
      <text:p text:style-name="P12"><draw:line text:anchor-type="paragraph" draw:z-index="167" draw:style-name="gr7" draw:text-style-name="P34" svg:x1="3.3634in" svg:y1="0in" svg:x2="3.3634in" svg:y2="0.248in"><text:p/></draw:line></text:p>
      <text:p text:style-name="P12"><draw:custom-shape text:anchor-type="paragraph" draw:z-index="162" draw:style-name="gr2" draw:text-style-name="P36" svg:width="2.7087in" svg:height="0.4067in" svg:x="1.978in" svg:y="0.0244in"><text:p text:style-name="P34"><text:span text:style-name="T2">To Upper case (module name)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2"><draw:line text:anchor-type="paragraph" draw:z-index="168" draw:style-name="gr7" draw:text-style-name="P34" svg:x1="3.3634in" svg:y1="0.2071in" svg:x2="3.3634in" svg:y2="0.3642in"><text:p/></draw:line></text:p>
      <text:p text:style-name="P12"><draw:custom-shape text:anchor-type="paragraph" draw:z-index="163" draw:style-name="gr2" draw:text-style-name="P36" svg:width="4.0524in" svg:height="0.4067in" svg:x="1.3634in" svg:y="0.1402in"><text:p text:style-name="P34"><text:span text:style-name="T2">Command Line Processor processes</text:span></text:p><text:p text:style-name="P34"><text:span text:style-name="T2"><text:s/></text:span><text:span text:style-name="T2">module name and selects operation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2"/>
      <text:p text:style-name="P12"><draw:line text:anchor-type="paragraph" draw:z-index="169" draw:style-name="gr7" draw:text-style-name="P34" svg:x1="3.3528in" svg:y1="0.0984in" svg:x2="3.3528in" svg:y2="0.3693in"><text:p/></draw:line></text:p>
      <text:p text:style-name="P12"><draw:custom-shape text:anchor-type="paragraph" draw:z-index="164" draw:style-name="gr2" draw:text-style-name="P36" svg:width="4.4689in" svg:height="0.3358in" svg:x="0.9256in" svg:y="0.1457in"><text:p text:style-name="P34"><text:span text:style-name="T2">Return selected operation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2"/>
      <text:p text:style-name="P12"><draw:line text:anchor-type="paragraph" draw:z-index="170" draw:style-name="gr7" draw:text-style-name="P34" svg:x1="3.3634in" svg:y1="0.0339in" svg:x2="3.3634in" svg:y2="0.2831in"><text:p/></draw:line></text:p>
      <text:p text:style-name="P12"><draw:custom-shape text:anchor-type="paragraph" draw:z-index="165" draw:style-name="gr2" draw:text-style-name="P34" svg:width="0.5004in" svg:height="0.4689in" svg:x="3.1339in" svg:y="0.0598in"><text:p text:style-name="P34">A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/>
      <text:p text:style-name="P12"/>
      <text:p text:style-name="P7">Registry Module</text:p>
      <text:p text:style-name="P15">(brings into action those functions which the user wants to process)</text:p>
      <text:p text:style-name="P15"/>
      <text:p text:style-name="P12"><draw:custom-shape text:anchor-type="paragraph" draw:z-index="171" draw:style-name="gr2" draw:text-style-name="P34" svg:width="0.5004in" svg:height="0.4689in" svg:x="3.1339in" svg:y="0.0598in"><text:p text:style-name="P34">A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/>
      <text:p text:style-name="P12"><draw:line text:anchor-type="paragraph" draw:z-index="176" draw:style-name="gr7" draw:text-style-name="P34" svg:x1="3.3634in" svg:y1="0.0598in" svg:x2="3.3634in" svg:y2="0.2335in"><text:p/></draw:line></text:p>
      <text:p text:style-name="P12"><draw:custom-shape text:anchor-type="paragraph" draw:z-index="172" draw:style-name="gr2" draw:text-style-name="P36" svg:width="4.4689in" svg:height="0.3358in" svg:x="1.0508in" svg:y="0.0098in"><text:p text:style-name="P34"><text:span text:style-name="T2">Input regID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2"><draw:line text:anchor-type="paragraph" draw:z-index="177" draw:style-name="gr7" draw:text-style-name="P34" svg:x1="3.3736in" svg:y1="0.1217in" svg:x2="3.3736in" svg:y2="0.3709in"><text:p/></draw:line></text:p>
      <text:p text:style-name="P12"><draw:custom-shape text:anchor-type="paragraph" draw:z-index="173" draw:style-name="gr2" draw:text-style-name="P36" svg:width="4.0524in" svg:height="0.4067in" svg:x="1.311in" svg:y="0.1819in"><text:p text:style-name="P34"><text:span text:style-name="T2">Call function matching the particular regID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2"/>
      <text:p text:style-name="P12"><draw:line text:anchor-type="paragraph" draw:z-index="178" draw:style-name="gr7" draw:text-style-name="P34" svg:x1="3.3736in" svg:y1="0.1409in" svg:x2="3.3736in" svg:y2="0.3902in"><text:p/></draw:line></text:p>
      <text:p text:style-name="P12"><draw:custom-shape text:anchor-type="paragraph" draw:z-index="174" draw:style-name="gr2" draw:text-style-name="P36" svg:width="4.4689in" svg:height="0.3358in" svg:x="1.0091in" svg:y="0.2118in"><text:p text:style-name="P34"><text:span text:style-name="T2">Analyze retrieval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2"/>
      <text:p text:style-name="P12"><draw:line text:anchor-type="paragraph" draw:z-index="179" draw:style-name="gr7" draw:text-style-name="P34" svg:x1="3.3634in" svg:y1="0.1in" svg:x2="3.3634in" svg:y2="0.3492in"><text:p/></draw:line></text:p>
      <text:p text:style-name="P12"><draw:custom-shape text:anchor-type="paragraph" draw:z-index="175" draw:style-name="gr2" draw:text-style-name="P34" svg:width="0.5004in" svg:height="0.4689in" svg:x="3.1339in" svg:y="0.1425in"><text:p text:style-name="P34">A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/>
      <text:p text:style-name="P12"/>
      <text:p text:style-name="P12"/>
      <text:p text:style-name="P12"/>
      <text:p text:style-name="P12"/>
      <text:p text:style-name="P12"/>
      <text:p text:style-name="P2"><text:soft-page-break/>Algorithm for omniPresence Command Central (O.P.C.C.)</text:p>
      <text:p text:style-name="P24">//INCLUDE SYSTEM COMPONENTS (LIKE C HEADERS)</text:p>
      <text:p text:style-name="P24">//INCLUDE CUSTOM COMPONENTS (LIKE P1, P2)</text:p>
      <text:p text:style-name="P24">//GLOBAL VARIABLE DECLARATION</text:p>
      <text:p text:style-name="P24">//INCLUDE OPCC COMPONENTS</text:p>
      <text:p text:style-name="P24"/>
      <text:p text:style-name="P24">ALGO OPCC</text:p>
      <text:p text:style-name="P24">{<text:tab/>INITIALISE GRAPHICAL SYSTEM</text:p>
      <text:p text:style-name="P24"><text:tab/>GENERATE PROMPT AND PARSE VALUES</text:p>
      <text:p text:style-name="P24"><text:tab/>LOOP WHILE shutdownOPCC NOT 1</text:p>
      <text:p text:style-name="P24"><text:tab/><text:tab/>GENERATE PROMPT AND TAKE INPUT</text:p>
      <text:p text:style-name="P24"><text:tab/><text:tab/>SEND INPUT TO COMMAND LINE PROCESSOR</text:p>
      <text:p text:style-name="P24"><text:tab/><text:tab/>ANALYSE OUTPUT RETURNED FROM COMMAND LINE PROCESSOR</text:p>
      <text:p text:style-name="P24"><text:tab/><text:tab/><text:tab/>IF (SELECTED OPERATION)</text:p>
      <text:p text:style-name="P24"><text:tab/><text:tab/><text:tab/><text:tab/>SEND TO REGISTRY MODULE</text:p>
      <text:p text:style-name="P24"><text:tab/><text:tab/><text:tab/>ELSE</text:p>
      <text:p text:style-name="P24"><text:tab/><text:tab/><text:tab/><text:tab/>CONTINUE OR EXIT</text:p>
      <text:p text:style-name="P24"><text:tab/><text:tab/><text:tab/>END IF</text:p>
      <text:p text:style-name="P24"><text:tab/>END LOOP</text:p>
      <text:p text:style-name="P24"><text:tab/>COLLECT AND SHUTDOWN SYSTEM</text:p>
      <text:p text:style-name="P24">}</text:p>
      <text:p text:style-name="P24"/>
      <text:p text:style-name="P24">ALGO commandLineProcessor</text:p>
      <text:p text:style-name="P24">{<text:tab/>//INPUT</text:p>
      <text:p text:style-name="P24"><text:tab/><text:tab/>COMMANDLINE ASCII</text:p>
      <text:p text:style-name="P24"><text:tab/>//OUTPUT</text:p>
      <text:p text:style-name="P24"><text:tab/><text:tab/>SELECTED OPERATION</text:p>
      <text:p text:style-name="P24"><text:tab/></text:p>
      <text:p text:style-name="P24"><text:tab/>//WORKING</text:p>
      <text:p text:style-name="P24"><text:tab/><text:tab/>CONVERT COMMANDLINE TO UPPERCASE</text:p>
      <text:p text:style-name="P24"><text:tab/><text:tab/>PERFORM CHECK OF THE COMMANDLINE FROM THE EXISTING FUNCTION LIBRARY</text:p>
      <text:p text:style-name="P24"><text:tab/><text:tab/>IF (FOUND)</text:p>
      <text:p text:style-name="P24"><text:tab/><text:tab/><text:tab/>RETURN THE CORRESPONDING SELECTION CODE</text:p>
      <text:p text:style-name="P24"><text:tab/><text:tab/>ELSE</text:p>
      <text:p text:style-name="P24"><text:tab/><text:tab/><text:tab/>RETURN NOT FOUND</text:p>
      <text:p text:style-name="P24"/>
      <text:p text:style-name="P24">}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"><text:soft-page-break/>Flowchart of search module</text:p>
      <text:p text:style-name="P19">(Supplement of phase3 module which is responsible for finding the employees for marking attendances to attendance sheet)</text:p>
      <text:p text:style-name="P19"><draw:custom-shape text:anchor-type="paragraph" draw:z-index="180" draw:style-name="gr2" draw:text-style-name="P38" svg:width="1.9689in" svg:height="0.3752in" svg:x="2.4465in" svg:y="0.2138in"><text:p text:style-name="P34"><text:span text:style-name="T5">Start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9"/>
      <text:p text:style-name="P19"/>
      <text:p text:style-name="P19"><draw:line text:anchor-type="paragraph" draw:z-index="190" draw:style-name="gr7" draw:text-style-name="P34" svg:x1="3.3736in" svg:y1="0.0138in" svg:x2="3.3736in" svg:y2="0.3138in"><text:p/></draw:line></text:p>
      <text:p text:style-name="P19"><draw:custom-shape text:anchor-type="paragraph" draw:z-index="183" draw:style-name="gr2" draw:text-style-name="P36" svg:width="5.2815in" svg:height="0.3358in" svg:x="0.728in" svg:y="0.122in"><text:p text:style-name="P34"><text:span text:style-name="T2">Input item, colno, tablename to be searched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19"/>
      <text:p text:style-name="P19"><draw:line text:anchor-type="paragraph" draw:z-index="191" draw:style-name="gr7" draw:text-style-name="P34" svg:x1="3.3736in" svg:y1="0.0744in" svg:x2="3.3736in" svg:y2="0.3236in"><text:p/></draw:line></text:p>
      <text:p text:style-name="P19"><draw:custom-shape text:anchor-type="paragraph" draw:z-index="181" draw:style-name="gr2" draw:text-style-name="P36" svg:width="4.3335in" svg:height="0.4067in" svg:x="1.2799in" svg:y="0.1134in"><text:p text:style-name="P34"><text:span text:style-name="T2">Declare variables and create connection to MySQL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9"/>
      <text:p text:style-name="P19"><draw:line text:anchor-type="paragraph" draw:z-index="192" draw:style-name="gr7" draw:text-style-name="P34" svg:x1="3.3634in" svg:y1="0.1362in" svg:x2="3.3634in" svg:y2="0.3299in"><text:p/></draw:line></text:p>
      <text:p text:style-name="P19"><draw:custom-shape text:anchor-type="paragraph" draw:z-index="182" draw:style-name="gr2" draw:text-style-name="P36" svg:width="4.3335in" svg:height="0.4067in" svg:x="1.2693in" svg:y="0.1382in"><text:p text:style-name="P34"><text:span text:style-name="T2">Desc tableName and access colname for colno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9"/>
      <text:p text:style-name="P19"><draw:line text:anchor-type="paragraph" draw:z-index="193" draw:style-name="gr7" draw:text-style-name="P34" svg:x1="3.3634in" svg:y1="0.1614in" svg:x2="3.3634in" svg:y2="0.4106in"><text:p/></draw:line></text:p>
      <text:p text:style-name="P19"/>
      <text:p text:style-name="P19"><draw:custom-shape text:anchor-type="paragraph" draw:z-index="184" draw:style-name="gr2" draw:text-style-name="P36" svg:width="4.3335in" svg:height="0.4067in" svg:x="1.2693in" svg:y="0.0173in"><text:p text:style-name="P34"><text:span text:style-name="T2">Create query for search and inject it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9"/>
      <text:p text:style-name="P19"><draw:line text:anchor-type="paragraph" draw:z-index="194" draw:style-name="gr7" draw:text-style-name="P34" svg:x1="3.3217in" svg:y1="0.0406in" svg:x2="3.3217in" svg:y2="0.2898in"><text:p/></draw:line></text:p>
      <text:p text:style-name="P19"><draw:custom-shape text:anchor-type="paragraph" draw:z-index="185" draw:style-name="gr2" draw:text-style-name="P36" svg:width="1.5004in" svg:height="0.9205in" svg:x="2.5925in" svg:y="0.1161in"><text:p text:style-name="P34"><text:span text:style-name="T2">Is </text:span></text:p><text:p text:style-name="P34"><text:span text:style-name="T2">Row</text:span></text:p><text:p text:style-name="P34"><text:span text:style-name="T2">NULL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9"><draw:frame text:anchor-type="paragraph" draw:z-index="205" draw:style-name="gr27" svg:width="0.3543in" svg:height="0.2606in" svg:x="4.0925in" svg:y="0.1811in"><draw:text-box><text:p>N</text:p></draw:text-box></draw:frame></text:p>
      <text:p text:style-name="P19"><draw:line text:anchor-type="paragraph" draw:z-index="196" draw:style-name="gr7" draw:text-style-name="P34" svg:x1="1.5717in" svg:y1="0.1874in" svg:x2="1.5717in" svg:y2="1.0236in"><text:p/></draw:line><draw:line text:anchor-type="paragraph" draw:z-index="197" draw:style-name="gr5" draw:text-style-name="P34" svg:x1="2.5925in" svg:y1="0.1874in" svg:x2="1.5717in" svg:y2="0.1874in"><text:p/></draw:line><draw:line text:anchor-type="paragraph" draw:z-index="198" draw:style-name="gr6" draw:text-style-name="P34" svg:x1="4.0925in" svg:y1="0.1874in" svg:x2="5.1654in" svg:y2="0.1874in"><text:p/></draw:line><draw:line text:anchor-type="paragraph" draw:z-index="195" draw:style-name="gr7" draw:text-style-name="P34" svg:x1="5.1654in" svg:y1="0.1874in" svg:x2="5.1654in" svg:y2="1.0445in"><text:p/></draw:line><draw:frame text:anchor-type="paragraph" draw:z-index="204" draw:style-name="gr26" svg:width="0.2815in" svg:height="0.2713in" svg:x="2.311in" svg:y="0in"><draw:text-box><text:p text:style-name="P40">Y</text:p></draw:text-box></draw:frame></text:p>
      <text:p text:style-name="P19"/>
      <text:p text:style-name="P19"/>
      <text:p text:style-name="P19"/>
      <text:p text:style-name="P19"/>
      <text:p text:style-name="P19"><draw:custom-shape text:anchor-type="paragraph" draw:z-index="186" draw:style-name="gr2" draw:text-style-name="P36" svg:width="2.7713in" svg:height="0.5807in" svg:x="3.7693in" svg:y="0.0862in"><text:p text:style-name="P34"><text:span text:style-name="T2">Store row returned in</text:span></text:p><text:p text:style-name="P34"><text:span text:style-name="T2"><text:s/></text:span><text:span text:style-name="T2">resultDetails (Global Variable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7" draw:style-name="gr2" draw:text-style-name="P36" svg:width="2.2189in" svg:height="0.6016in" svg:x="0.4571in" svg:y="0.0654in"><text:p text:style-name="P34"><text:span text:style-name="T2">Return Null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9"/>
      <text:p text:style-name="P19"/>
      <text:p text:style-name="P19"><draw:line text:anchor-type="paragraph" draw:z-index="199" draw:style-name="gr7" draw:text-style-name="P34" svg:x1="5.1756in" svg:y1="0.0917in" svg:x2="5.1756in" svg:y2="0.4717in"><text:p/></draw:line><draw:line text:anchor-type="paragraph" draw:z-index="202" draw:style-name="gr5" draw:text-style-name="P34" svg:x1="1.5091in" svg:y1="1.2898in" svg:x2="1.5091in" svg:y2="0.0917in"><text:p/></draw:line></text:p>
      <text:p text:style-name="P19"/>
      <text:p text:style-name="P19"><draw:custom-shape text:anchor-type="paragraph" draw:z-index="188" draw:style-name="gr2" draw:text-style-name="P36" svg:width="2.7606in" svg:height="0.3394in" svg:x="3.7799in" svg:y="0.0882in"><text:p text:style-name="P34"><text:span text:style-name="T2">Return row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9"/>
      <text:p text:style-name="P19"><draw:line text:anchor-type="paragraph" draw:z-index="203" draw:style-name="gr5" draw:text-style-name="P34" svg:x1="5.1547in" svg:y1="0.5228in" svg:x2="5.1547in" svg:y2="0.0437in"><text:p/></draw:line></text:p>
      <text:p text:style-name="P19"/>
      <text:p text:style-name="P19"><draw:line text:anchor-type="paragraph" draw:z-index="200" draw:style-name="gr5" draw:text-style-name="P34" svg:x1="5.1547in" svg:y1="0.1398in" svg:x2="1.5091in" svg:y2="0.1398in"><text:p/></draw:line><draw:line text:anchor-type="paragraph" draw:z-index="201" draw:style-name="gr7" draw:text-style-name="P34" svg:x1="3.4465in" svg:y1="0.1398in" svg:x2="3.4465in" svg:y2="0.389in"><text:p/></draw:line></text:p>
      <text:p text:style-name="P19"/>
      <text:p text:style-name="P19"><draw:custom-shape text:anchor-type="paragraph" draw:z-index="189" draw:style-name="gr2" draw:text-style-name="P38" svg:width="1.9689in" svg:height="0.3752in" svg:x="2.4465in" svg:y="0.0307in"><text:p text:style-name="P34"><text:span text:style-name="T5">Stop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><text:soft-page-break/>Algorithm for search</text:p>
      <text:p text:style-name="P19"/>
      <text:p text:style-name="P19"/>
      <text:p text:style-name="P19"/>
      <text:p text:style-name="P19"/>
      <text:p text:style-name="P24">Algo search</text:p>
      <text:p text:style-name="P24">{<text:tab/>//INPUT</text:p>
      <text:p text:style-name="P24"><text:tab/><text:tab/>SEARCHITEM, COLNO, TABLENAME</text:p>
      <text:p text:style-name="P24"><text:tab/>//OUTPUT</text:p>
      <text:p text:style-name="P24"><text:tab/><text:tab/>MYSQL_RES *</text:p>
      <text:p text:style-name="P24"><text:tab/>//WORKING</text:p>
      <text:p text:style-name="P24"><text:tab/><text:tab/>CONNECT TO DATABASE AND INJECT QUERY “DESC TABLENAME”</text:p>
      <text:p text:style-name="P24"><text:tab/><text:tab/>LOOP FOR CTR &lt;= COLNO</text:p>
      <text:p text:style-name="P24"><text:tab/><text:tab/><text:tab/>GET COLNAME</text:p>
      <text:p text:style-name="P24"><text:tab/><text:tab/>END LOOP</text:p>
      <text:p text:style-name="P24"><text:tab/><text:tab/>CREATE QUERY “SELECT * FROM TABLENAME WHERE ”+COLNAME+“=”+SEARCHITEM</text:p>
      <text:p text:style-name="P24"><text:tab/><text:tab/>GET ROW</text:p>
      <text:p text:style-name="P24"><text:tab/><text:tab/>IF ROW NULL</text:p>
      <text:p text:style-name="P24"><text:tab/><text:tab/><text:tab/>RETURN NULL</text:p>
      <text:p text:style-name="P24"><text:tab/><text:tab/>ELSE</text:p>
      <text:p text:style-name="P24"><text:tab/><text:tab/><text:tab/>RESULTDETAILS = ROW</text:p>
      <text:p text:style-name="P24"><text:tab/><text:tab/><text:tab/>RETURN ROW</text:p>
      <text:p text:style-name="P24"><text:tab/><text:tab/>END IF</text:p>
      <text:p text:style-name="P24">}</text:p>
      <text:p text:style-name="P20"/>
      <text:p text:style-name="P20">Space Complexity of searchmodule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"><text:soft-page-break/>FlowChart for sheetCreater</text:p>
      <text:p text:style-name="P21">(Tool for creating new attendance sheets using OmniPresence Command Central)</text:p>
      <text:p text:style-name="P21"/>
      <text:p text:style-name="P21"><draw:custom-shape text:anchor-type="paragraph" draw:z-index="206" draw:style-name="gr2" draw:text-style-name="P38" svg:width="1.9689in" svg:height="0.3752in" svg:x="2.4465in" svg:y="0.0366in"><text:p text:style-name="P34"><text:span text:style-name="T5">Start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1"/>
      <text:p text:style-name="P21"><draw:line text:anchor-type="paragraph" draw:z-index="211" draw:style-name="gr7" draw:text-style-name="P34" svg:x1="3.3839in" svg:y1="0.0283in" svg:x2="3.3839in" svg:y2="0.2303in"><text:p/></draw:line></text:p>
      <text:p text:style-name="P21"><draw:custom-shape text:anchor-type="paragraph" draw:z-index="209" draw:style-name="gr2" draw:text-style-name="P36" svg:width="5.2815in" svg:height="0.3358in" svg:x="0.728in" svg:y="0.039in"><text:p text:style-name="P34"><text:span text:style-name="T2">Input month and year for table name suffix.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21"><draw:line text:anchor-type="paragraph" draw:z-index="212" draw:style-name="gr7" draw:text-style-name="P34" svg:x1="3.3736in" svg:y1="0.1827in" svg:x2="3.3736in" svg:y2="0.3756in"><text:p/></draw:line></text:p>
      <text:p text:style-name="P21"><draw:custom-shape text:anchor-type="paragraph" draw:z-index="207" draw:style-name="gr2" draw:text-style-name="P36" svg:width="4.3335in" svg:height="0.4067in" svg:x="1.1547in" svg:y="0.1839in"><text:p text:style-name="P34"><text:span text:style-name="T2">Declare variables and create connection to MySQL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1"/>
      <text:p text:style-name="P21"/>
      <text:p text:style-name="P21"><draw:line text:anchor-type="paragraph" draw:z-index="213" draw:style-name="gr7" draw:text-style-name="P34" svg:x1="3.3634in" svg:y1="0.0154in" svg:x2="3.3634in" svg:y2="0.2646in"><text:p/></draw:line></text:p>
      <text:p text:style-name="P21"><draw:custom-shape text:anchor-type="paragraph" draw:z-index="208" draw:style-name="gr2" draw:text-style-name="P36" svg:width="5.0524in" svg:height="0.4067in" svg:x="0.811in" svg:y="0.0634in"><text:p text:style-name="P34"><text:span text:style-name="T2">Create query for creation of attendance sheet and inject it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1"/>
      <text:p text:style-name="P21"><draw:line text:anchor-type="paragraph" draw:z-index="214" draw:style-name="gr7" draw:text-style-name="P34" svg:x1="3.3634in" svg:y1="0.0917in" svg:x2="3.3634in" svg:y2="0.3409in"><text:p/></draw:line></text:p>
      <text:p text:style-name="P21"><draw:custom-shape text:anchor-type="paragraph" draw:z-index="210" draw:style-name="gr2" draw:text-style-name="P38" svg:width="1.9689in" svg:height="0.3752in" svg:x="2.4465in" svg:y="0.1492in"><text:p text:style-name="P34"><text:span text:style-name="T5">Stop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1"/>
      <text:p text:style-name="P21"/>
      <text:p text:style-name="P21"/>
      <text:p text:style-name="P21"/>
      <text:p text:style-name="P21"/>
      <text:p text:style-name="P2">Algorithm for sheetCreater</text:p>
      <text:p text:style-name="P21"/>
      <text:p text:style-name="P21"/>
      <text:p text:style-name="P24">Algo attendanceSheetCreater(char month[4],char year[4])</text:p>
      <text:p text:style-name="P24">{<text:tab/>//INPUT</text:p>
      <text:p text:style-name="P24"><text:tab/><text:tab/>MONTH YEAR</text:p>
      <text:p text:style-name="P24"><text:tab/>//WORKING</text:p>
      <text:p text:style-name="P24"><text:tab/><text:tab/>CREATE QUERY</text:p>
      <text:p text:style-name="P24"><text:tab/><text:tab/>“CREATE TABLE ATTENDANCESHEET” + MONTH + YEAR</text:p>
      <text:p text:style-name="P24"><text:tab/><text:tab/>“ ( ATTEND01 VARCHAR,ATTEND02 VARCHAR”</text:p>
      <text:p text:style-name="P24"><text:tab/><text:tab/>…..</text:p>
      <text:p text:style-name="P24"><text:tab/><text:tab/>INJECT QUERY AND ANALYSE RESULTS</text:p>
      <text:p text:style-name="P24">}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soft-page-break/>Flowchart for dataEntry module</text:p>
      <text:p text:style-name="P21">(This module is responsible for making entry in the workersDB.)</text:p>
      <text:p text:style-name="P21"/>
      <text:p text:style-name="P21"><draw:custom-shape text:anchor-type="paragraph" draw:z-index="216" draw:style-name="gr2" draw:text-style-name="P38" svg:width="1.9689in" svg:height="0.3752in" svg:x="2.478in" svg:y="0.0138in"><text:p text:style-name="P34"><text:span text:style-name="T5">Start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1"/>
      <text:p text:style-name="P21"><draw:line text:anchor-type="paragraph" draw:z-index="226" draw:style-name="gr28" draw:text-style-name="P34" svg:x1="3.4638in" svg:y1="0.0055in" svg:x2="3.4638in" svg:y2="0.3193in"><text:p/></draw:line></text:p>
      <text:p text:style-name="P21"><draw:custom-shape text:anchor-type="paragraph" draw:z-index="217" draw:style-name="gr2" draw:text-style-name="P36" svg:width="3.0488in" svg:height="0.4067in" svg:x="1.9047in" svg:y="0.128in"><text:p text:style-name="P34"><text:span text:style-name="T2">Declare global variables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1"/>
      <text:p text:style-name="P21"><draw:line text:anchor-type="paragraph" draw:z-index="227" draw:style-name="gr28" draw:text-style-name="P34" svg:x1="3.4638in" svg:y1="0.1508in" svg:x2="3.4638in" svg:y2="0.4646in"><text:p/></draw:line></text:p>
      <text:p text:style-name="P21"/>
      <text:p text:style-name="P21"><draw:custom-shape text:anchor-type="paragraph" draw:z-index="220" draw:style-name="gr2" draw:text-style-name="P36" svg:width="6.3858in" svg:height="0.8098in" svg:x="0.2764in" svg:y="0.0965in"><text:p text:style-name="P34"><text:span text:style-name="T2">Declare widgets window, 4 labels, 4 text boxes, submit button, quit button. </text:span></text:p><text:p text:style-name="P34"><text:span text:style-name="T2">Connect proper signals to widgets. Initialize GTK and call gtk_main()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1"/>
      <text:p text:style-name="P21"/>
      <text:p text:style-name="P21"/>
      <text:p text:style-name="P21"><draw:line text:anchor-type="paragraph" draw:z-index="228" draw:style-name="gr28" draw:text-style-name="P34" svg:x1="3.4638in" svg:y1="0.1398in" svg:x2="3.4638in" svg:y2="0.4535in"><text:p/></draw:line></text:p>
      <text:p text:style-name="P21"/>
      <text:p text:style-name="P21"><draw:custom-shape text:anchor-type="paragraph" draw:z-index="219" draw:style-name="gr2" draw:text-style-name="P36" svg:width="1.8406in" svg:height="0.9362in" svg:x="2.5299in" svg:y="0.039in"><text:p text:style-name="P34"><text:span text:style-name="T2">If </text:span></text:p><text:p text:style-name="P34"><text:span text:style-name="T2">login successful</text:span></text:p><text:p text:style-name="P34"><text:span text:style-name="T2"/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21"><draw:frame text:anchor-type="paragraph" draw:z-index="240" draw:style-name="gr13" draw:text-style-name="P34" svg:width="0.3232in" svg:height="0.2189in" svg:x="4.3701in" svg:y="0.0957in"><draw:text-box><text:p text:style-name="P34">N</text:p></draw:text-box></draw:frame></text:p>
      <text:p text:style-name="P21"><draw:line text:anchor-type="paragraph" draw:z-index="237" draw:style-name="gr5" draw:text-style-name="P34" svg:x1="6.5783in" svg:y1="0.1228in" svg:x2="6.5783in" svg:y2="4.6646in"><text:p/></draw:line><draw:line text:anchor-type="paragraph" draw:z-index="238" draw:style-name="gr5" draw:text-style-name="P34" svg:x1="4.3701in" svg:y1="0.1228in" svg:x2="6.5783in" svg:y2="0.1228in"><text:p/></draw:line></text:p>
      <text:p text:style-name="P21"/>
      <text:p text:style-name="P21"/>
      <text:p text:style-name="P21"><draw:line text:anchor-type="paragraph" draw:z-index="229" draw:style-name="gr28" draw:text-style-name="P34" svg:x1="3.4535in" svg:y1="0.0165in" svg:x2="3.4535in" svg:y2="0.3303in"><text:p/></draw:line><draw:frame text:anchor-type="paragraph" draw:z-index="241" draw:style-name="gr32" draw:text-style-name="P34" svg:width="0.2815in" svg:height="0.2504in" svg:x="3.4535in" svg:y="0.0165in"><draw:text-box><text:p text:style-name="P34">Y</text:p></draw:text-box></draw:frame></text:p>
      <text:p text:style-name="P21"><draw:custom-shape text:anchor-type="paragraph" draw:z-index="218" draw:style-name="gr2" draw:text-style-name="P36" svg:width="4.9551in" svg:height="0.4303in" svg:x="0.978in" svg:y="0.1453in"><text:p text:style-name="P34"><text:span text:style-name="T2">Input MAC, NAME, EMPID, PHNO.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21"/>
      <text:p text:style-name="P21"/>
      <text:p text:style-name="P21"><draw:line text:anchor-type="paragraph" draw:z-index="230" draw:style-name="gr28" draw:text-style-name="P34" svg:x1="2.2827in" svg:y1="0in" svg:x2="2.2827in" svg:y2="0.3138in"><text:p/></draw:line></text:p>
      <text:p text:style-name="P21"/>
      <text:p text:style-name="P21"><draw:frame text:anchor-type="paragraph" draw:z-index="242" draw:style-name="gr18" draw:text-style-name="P34" svg:width="0.3378in" svg:height="0.2398in" svg:x="3.189in" svg:y="0.148in"><draw:text-box><text:p text:style-name="P34">Y</text:p></draw:text-box></draw:frame></text:p>
      <text:p text:style-name="P21"/>
      <text:p text:style-name="P21"><draw:custom-shape text:anchor-type="paragraph" draw:z-index="224" draw:style-name="gr2" draw:text-style-name="P34" svg:width="0.5732in" svg:height="0.5835in" svg:x="3.9161in" svg:y="-0.2854in"><text:p text:style-name="P34">A</text:p>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</draw:custom-shape><draw:line text:anchor-type="paragraph" draw:z-index="232" draw:style-name="gr29" draw:text-style-name="P34" svg:x1="3.189in" svg:y1="0.0043in" svg:x2="3.9161in" svg:y2="0.0043in"><text:p/></draw:line><draw:line text:anchor-type="paragraph" draw:z-index="233" draw:style-name="gr30" draw:text-style-name="P34" svg:x1="5.6701in" svg:y1="0.0087in" svg:x2="6.5783in" svg:y2="0.0043in"><text:p/></draw:line></text:p>
      <text:p text:style-name="P21"/>
      <text:p text:style-name="P21"><draw:custom-shape text:anchor-type="paragraph" draw:z-index="225" draw:style-name="gr2" draw:text-style-name="P34" svg:width="0.5732in" svg:height="0.5835in" svg:x="5.0972in" svg:y="-0.6791in"><text:p text:style-name="P34">B</text:p>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</draw:custom-shape><draw:line text:anchor-type="paragraph" draw:z-index="231" draw:style-name="gr28" draw:text-style-name="P34" svg:x1="2.2827in" svg:y1="0.0689in" svg:x2="2.2827in" svg:y2="0.3827in"><text:p/></draw:line><draw:frame text:anchor-type="paragraph" draw:z-index="243" draw:style-name="gr13" draw:text-style-name="P34" svg:width="0.2398in" svg:height="0.2189in" svg:x="2.3283in" svg:y="0.0689in"><draw:text-box><text:p text:style-name="P34">N</text:p></draw:text-box></draw:frame></text:p>
      <text:p text:style-name="P21"/>
      <text:p text:style-name="P21"><draw:custom-shape text:anchor-type="paragraph" draw:z-index="222" draw:style-name="gr2" draw:text-style-name="P36" svg:width="1.8406in" svg:height="0.9362in" svg:x="1.3484in" svg:y="0.0098in"><text:p text:style-name="P34"><text:span text:style-name="T2">If </text:span></text:p><text:p text:style-name="P34"><text:span text:style-name="T2">quit button</text:span></text:p><text:p text:style-name="P34"><text:span text:style-name="T2">= click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21"><draw:custom-shape text:anchor-type="paragraph" draw:z-index="221" draw:style-name="gr2" draw:text-style-name="P36" svg:width="1.8406in" svg:height="0.9362in" svg:x="1.3484in" svg:y="-1.4425in"><text:p text:style-name="P34"><text:span text:style-name="T2">If </text:span></text:p><text:p text:style-name="P34"><text:span text:style-name="T2">submit button</text:span></text:p><text:p text:style-name="P34"><text:span text:style-name="T2">= click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21"/>
      <text:p text:style-name="P21"/>
      <text:p text:style-name="P21"><draw:line text:anchor-type="paragraph" draw:z-index="235" draw:style-name="gr5" draw:text-style-name="P34" svg:x1="2.2555in" svg:y1="0.1791in" svg:x2="2.2555in" svg:y2="0.6063in"><text:p/></draw:line><draw:frame text:anchor-type="paragraph" draw:z-index="244" draw:style-name="gr18" draw:text-style-name="P34" svg:width="0.2398in" svg:height="0.2398in" svg:x="2.2555in" svg:y="0.1791in"><draw:text-box><text:p text:style-name="P34">Y</text:p></draw:text-box></draw:frame></text:p>
      <text:p text:style-name="P21"/>
      <text:p text:style-name="P21"/>
      <text:p text:style-name="P21"><draw:line text:anchor-type="paragraph" draw:z-index="234" draw:style-name="gr30" draw:text-style-name="P34" svg:x1="2.2555in" svg:y1="0.0311in" svg:x2="3.4807in" svg:y2="0.0311in"><text:p/></draw:line><draw:line text:anchor-type="paragraph" draw:z-index="236" draw:style-name="gr7" draw:text-style-name="P34" svg:x1="3.4807in" svg:y1="0.0311in" svg:x2="3.485in" svg:y2="0.7803in"><text:p/></draw:line></text:p>
      <text:p text:style-name="P21"/>
      <text:p text:style-name="P21"><draw:line text:anchor-type="paragraph" draw:z-index="239" draw:style-name="gr31" draw:text-style-name="P34" svg:x1="3.4846in" svg:y1="0.0646in" svg:x2="6.5783in" svg:y2="0.0646in"><text:p/></draw:line></text:p>
      <text:p text:style-name="P21"/>
      <text:p text:style-name="P21"><draw:custom-shape text:anchor-type="paragraph" draw:z-index="223" draw:style-name="gr2" draw:text-style-name="P38" svg:width="1.9689in" svg:height="0.3752in" svg:x="2.478in" svg:y="0.0138in"><text:p text:style-name="P34"><text:span text:style-name="T5">Stop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1"/>
      <text:p text:style-name="P21"/>
      <text:p text:style-name="P21"/>
      <text:p text:style-name="P7"><text:soft-page-break/>dataEntry module (continued...)</text:p>
      <text:p text:style-name="P21"/>
      <text:p text:style-name="P21"><draw:custom-shape text:anchor-type="paragraph" draw:z-index="245" draw:style-name="gr2" draw:text-style-name="P34" svg:width="0.5732in" svg:height="0.5835in" svg:x="3.1283in" svg:y="0.1252in"><text:p text:style-name="P34">A</text:p>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</draw:custom-shape></text:p>
      <text:p text:style-name="P21"/>
      <text:p text:style-name="P21"/>
      <text:p text:style-name="P21"><draw:custom-shape text:anchor-type="paragraph" draw:z-index="247" draw:style-name="gr2" draw:text-style-name="P36" svg:width="4.9551in" svg:height="0.4303in" svg:x="0.9445in" svg:y="0.522in"><text:p text:style-name="P34"><text:span text:style-name="T2">Input MAC, NAME, EMPID, PHNO.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253" draw:style-name="gr28" draw:text-style-name="P34" svg:x1="3.4016in" svg:y1="0.1335in" svg:x2="3.4016in" svg:y2="0.5224in"><text:p/></draw:line></text:p>
      <text:p text:style-name="P21"/>
      <text:p text:style-name="P21"/>
      <text:p text:style-name="P21"/>
      <text:p text:style-name="P21"><draw:custom-shape text:anchor-type="paragraph" draw:z-index="248" draw:style-name="gr2" draw:text-style-name="P36" svg:width="3.674in" svg:height="0.4067in" svg:x="1.5925in" svg:y="0.5791in"><text:p text:style-name="P34"><text:span text:style-name="T2">Declare variables required for query.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54" draw:style-name="gr28" draw:text-style-name="P34" svg:x1="3.4016in" svg:y1="0.1902in" svg:x2="3.4016in" svg:y2="0.5791in"><text:p/></draw:line></text:p>
      <text:p text:style-name="P21"/>
      <text:p text:style-name="P21"/>
      <text:p text:style-name="P21"/>
      <text:p text:style-name="P21"/>
      <text:p text:style-name="P21"><draw:line text:anchor-type="paragraph" draw:z-index="255" draw:style-name="gr28" draw:text-style-name="P34" svg:x1="3.4016in" svg:y1="0.0319in" svg:x2="3.4016in" svg:y2="0.4209in"><text:p/></draw:line></text:p>
      <text:p text:style-name="P21"/>
      <text:p text:style-name="P21"/>
      <text:p text:style-name="P21"/>
      <text:p text:style-name="P21"><draw:custom-shape text:anchor-type="paragraph" draw:z-index="250" draw:style-name="gr2" draw:text-style-name="P36" svg:width="3.0488in" svg:height="0.4067in" svg:x="1.9047in" svg:y="0.4543in"><text:p text:style-name="P34"><text:span text:style-name="T2">Generate rNAD using rnadgen.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56" draw:style-name="gr28" draw:text-style-name="P34" svg:x1="3.4016in" svg:y1="0.0654in" svg:x2="3.4016in" svg:y2="0.4543in"><text:p/></draw:line><draw:custom-shape text:anchor-type="paragraph" draw:z-index="249" draw:style-name="gr2" draw:text-style-name="P36" svg:width="3.0488in" svg:height="0.4067in" svg:x="1.9047in" svg:y="-0.3457in"><text:p text:style-name="P34"><text:span text:style-name="T2">Establish a mySQL connection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1"/>
      <text:p text:style-name="P21"/>
      <text:p text:style-name="P21"/>
      <text:p text:style-name="P21"><draw:custom-shape text:anchor-type="paragraph" draw:z-index="251" draw:style-name="gr2" draw:text-style-name="P36" svg:width="4.8094in" svg:height="0.7213in" svg:x="1.0193in" svg:y="0.4984in"><text:p text:style-name="P34"><text:span text:style-name="T2">Create query for inserting MAC, NAME, EMPID, PHNO </text:span></text:p><text:p text:style-name="P34"><text:span text:style-name="T2">&amp; rNAD in workersDB and execute.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57" draw:style-name="gr28" draw:text-style-name="P34" svg:x1="3.4016in" svg:y1="0.1098in" svg:x2="3.4016in" svg:y2="0.4988in"><text:p/></draw:line></text:p>
      <text:p text:style-name="P21"/>
      <text:p text:style-name="P21"/>
      <text:p text:style-name="P21"/>
      <text:p text:style-name="P21"/>
      <text:p text:style-name="P21"/>
      <text:p text:style-name="P21"><draw:custom-shape text:anchor-type="paragraph" draw:z-index="252" draw:style-name="gr2" draw:text-style-name="P36" svg:width="4.8094in" svg:height="0.7213in" svg:x="1.0193in" svg:y="0.4634in"><text:p text:style-name="P34"><text:span text:style-name="T2">Create query for inserting rNAD in attendanceSheet </text:span></text:p><text:p text:style-name="P34"><text:span text:style-name="T2">of the month and execute.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58" draw:style-name="gr28" draw:text-style-name="P34" svg:x1="3.4016in" svg:y1="0.0693in" svg:x2="3.4016in" svg:y2="0.4583in"><text:p/></draw:line></text:p>
      <text:p text:style-name="P21"/>
      <text:p text:style-name="P21"/>
      <text:p text:style-name="P21"/>
      <text:p text:style-name="P21"/>
      <text:p text:style-name="P21"/>
      <text:p text:style-name="P21"><draw:custom-shape text:anchor-type="paragraph" draw:z-index="246" draw:style-name="gr2" draw:text-style-name="P34" svg:width="0.5732in" svg:height="0.5835in" svg:x="3.1244in" svg:y="0.428in"><text:p text:style-name="P34">B</text:p>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</draw:custom-shape><draw:line text:anchor-type="paragraph" draw:z-index="259" draw:style-name="gr28" draw:text-style-name="P34" svg:x1="3.4016in" svg:y1="0.039in" svg:x2="3.4016in" svg:y2="0.428in"><text:p/></draw:lin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"><text:soft-page-break/>Algorithm for dataEntry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Flowchart for attendance module</text:p>
      <text:p text:style-name="P26">(This module is responsible for marking attendance.)</text:p>
      <text:p text:style-name="P26"><draw:custom-shape text:anchor-type="paragraph" draw:z-index="260" draw:style-name="gr2" draw:text-style-name="P38" svg:width="1.9689in" svg:height="0.3752in" svg:x="2.5508in" svg:y="0.1181in"><text:p text:style-name="P34"><text:span text:style-name="T5">Start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6"/>
      <text:p text:style-name="P26"><draw:line text:anchor-type="paragraph" draw:z-index="273" draw:style-name="gr28" draw:text-style-name="P34" svg:x1="3.5264in" svg:y1="0.0764in" svg:x2="3.5264in" svg:y2="0.3957in"><text:p/></draw:line></text:p>
      <text:p text:style-name="P26"><draw:custom-shape text:anchor-type="paragraph" draw:z-index="262" draw:style-name="gr2" draw:text-style-name="P36" svg:width="3.0488in" svg:height="0.4067in" svg:x="1.9362in" svg:y="0.1874in"><text:p text:style-name="P34"><text:span text:style-name="T2">Establish a mySQL connection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6"/>
      <text:p text:style-name="P26"><draw:line text:anchor-type="paragraph" draw:z-index="274" draw:style-name="gr28" draw:text-style-name="P34" svg:x1="3.5264in" svg:y1="0.1772in" svg:x2="3.5264in" svg:y2="0.4965in"><text:p/></draw:line></text:p>
      <text:p text:style-name="P26"/>
      <text:p text:style-name="P26"><draw:custom-shape text:anchor-type="paragraph" draw:z-index="263" draw:style-name="gr2" draw:text-style-name="P36" svg:width="4.9587in" svg:height="0.6587in" svg:x="1.0472in" svg:y="0.0807in"><text:p text:style-name="P34"><text:span text:style-name="T2">Input rNAD, date, entry time, exit time,</text:span></text:p><text:p text:style-name="P34"><text:span text:style-name="T2"><text:s/></text:span><text:span text:style-name="T2">status, table name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26"/>
      <text:p text:style-name="P26"/>
      <text:p text:style-name="P26"><draw:line text:anchor-type="paragraph" draw:z-index="275" draw:style-name="gr28" draw:text-style-name="P34" svg:x1="3.5264in" svg:y1="0.1138in" svg:x2="3.5264in" svg:y2="0.4331in"><text:p/></draw:line></text:p>
      <text:p text:style-name="P26"/>
      <text:p text:style-name="P26"><draw:custom-shape text:anchor-type="paragraph" draw:z-index="264" draw:style-name="gr2" draw:text-style-name="P36" svg:width="5.3335in" svg:height="0.4067in" svg:x="0.8492in" svg:y="0.039in"><text:p text:style-name="P34"><text:span text:style-name="T2">Initialize the query with colname and table name and status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6"/>
      <text:p text:style-name="P26"><draw:line text:anchor-type="paragraph" draw:z-index="276" draw:style-name="gr28" draw:text-style-name="P34" svg:x1="1.4327in" svg:y1="0.0402in" svg:x2="1.4327in" svg:y2="0.3594in"><text:p/></draw:line></text:p>
      <text:p text:style-name="P26"><draw:custom-shape text:anchor-type="paragraph" draw:z-index="265" draw:style-name="gr2" svg:width="2.2189in" svg:height="0.8087in" svg:x="0.339in" svg:y="0.1516in"><text:p text:style-name="P34">If</text:p><text:p text:style-name="P34">entry time &amp;&amp; </text:p><text:p text:style-name="P34">no exit time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26"><draw:custom-shape text:anchor-type="paragraph" draw:z-index="266" draw:style-name="gr2" draw:text-style-name="P36" svg:width="3.1378in" svg:height="0.4067in" svg:x="3.3453in" svg:y="0.1453in"><text:p text:style-name="P34"><text:span text:style-name="T2">Append entry time and : with statu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6"><draw:line text:anchor-type="paragraph" draw:z-index="280" draw:style-name="gr7" draw:text-style-name="P34" svg:x1="2.5575in" svg:y1="0.139in" svg:x2="3.3449in" svg:y2="0.139in"><text:p/></draw:line><draw:line text:anchor-type="paragraph" draw:z-index="287" draw:style-name="gr5" draw:text-style-name="P34" svg:x1="6.4827in" svg:y1="0.139in" svg:x2="6.787in" svg:y2="0.139in"><text:p/></draw:line><draw:line text:anchor-type="paragraph" draw:z-index="290" draw:style-name="gr5" draw:text-style-name="P34" svg:x1="6.7866in" svg:y1="0.139in" svg:x2="6.7866in" svg:y2="3.6909in"><text:p/></draw:line></text:p>
      <text:p text:style-name="P26"/>
      <text:p text:style-name="P26"><draw:line text:anchor-type="paragraph" draw:z-index="277" draw:style-name="gr28" draw:text-style-name="P34" svg:x1="1.4327in" svg:y1="0.1264in" svg:x2="1.4327in" svg:y2="0.4457in"><text:p/></draw:line></text:p>
      <text:p text:style-name="P26"/>
      <text:p text:style-name="P26"><draw:custom-shape text:anchor-type="paragraph" draw:z-index="267" draw:style-name="gr2" svg:width="2.2189in" svg:height="0.8087in" svg:x="0.3075in" svg:y="0.0201in"><text:p text:style-name="P34">If</text:p><text:p text:style-name="P34">exit time &amp;&amp; </text:p><text:p text:style-name="P34">no entry time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26"><draw:custom-shape text:anchor-type="paragraph" draw:z-index="269" draw:style-name="gr2" draw:text-style-name="P36" svg:width="3.1378in" svg:height="0.4067in" svg:x="3.3138in" svg:y="0.0264in"><text:p text:style-name="P34"><text:span text:style-name="T2">Append : and exit time with statu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6"><draw:line text:anchor-type="paragraph" draw:z-index="281" draw:style-name="gr7" draw:text-style-name="P34" svg:x1="2.5264in" svg:y1="0.0035in" svg:x2="3.3138in" svg:y2="0.0035in"><text:p/></draw:line><draw:line text:anchor-type="paragraph" draw:z-index="288" draw:style-name="gr5" draw:text-style-name="P34" svg:x1="6.4516in" svg:y1="0.0244in" svg:x2="6.787in" svg:y2="0.0244in"><text:p/></draw:line></text:p>
      <text:p text:style-name="P26"><draw:line text:anchor-type="paragraph" draw:z-index="279" draw:style-name="gr28" draw:text-style-name="P34" svg:x1="1.422in" svg:y1="0.2035in" svg:x2="1.422in" svg:y2="0.5228in"><text:p/></draw:line></text:p>
      <text:p text:style-name="P26"/>
      <text:p text:style-name="P26"><draw:custom-shape text:anchor-type="paragraph" draw:z-index="268" draw:style-name="gr2" svg:width="2.2189in" svg:height="0.8087in" svg:x="0.3075in" svg:y="0.1075in"><text:p text:style-name="P34">If</text:p><text:p text:style-name="P34">entry time &amp;&amp; </text:p><text:p text:style-name="P34">exit time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26"><draw:custom-shape text:anchor-type="paragraph" draw:z-index="270" draw:style-name="gr2" draw:text-style-name="P36" svg:width="3.6878in" svg:height="0.4067in" svg:x="2.9201in" svg:y="0.0992in"><text:p text:style-name="P34"><text:span text:style-name="T2">Append entry time and exit time with statu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6"><draw:line text:anchor-type="paragraph" draw:z-index="282" draw:style-name="gr7" draw:text-style-name="P34" svg:x1="2.5264in" svg:y1="0.0972in" svg:x2="2.9201in" svg:y2="0.0972in"><text:p/></draw:line><draw:line text:anchor-type="paragraph" draw:z-index="289" draw:style-name="gr5" draw:text-style-name="P34" svg:x1="6.6075in" svg:y1="0.0866in" svg:x2="6.7866in" svg:y2="0.0866in"><text:p/></draw:line></text:p>
      <text:p text:style-name="P26"/>
      <text:p text:style-name="P26"><draw:line text:anchor-type="paragraph" draw:z-index="283" draw:style-name="gr5" draw:text-style-name="P34" svg:x1="1.4016in" svg:y1="0.0827in" svg:x2="1.4016in" svg:y2="0.2535in"><text:p/></draw:line></text:p>
      <text:p text:style-name="P26"><draw:line text:anchor-type="paragraph" draw:z-index="284" draw:style-name="gr5" draw:text-style-name="P34" svg:x1="1.4016in" svg:y1="0.0453in" svg:x2="3.6307in" svg:y2="0.0453in"><text:p/></draw:line><draw:line text:anchor-type="paragraph" draw:z-index="285" draw:style-name="gr28" draw:text-style-name="P34" svg:x1="3.6307in" svg:y1="0.0453in" svg:x2="3.6307in" svg:y2="0.2327in"><text:p/></draw:line></text:p>
      <text:p text:style-name="P26"><draw:custom-shape text:anchor-type="paragraph" draw:z-index="271" draw:style-name="gr2" draw:text-style-name="P36" svg:width="3.6878in" svg:height="0.4067in" svg:x="1.7953in" svg:y="0.039in"><text:p text:style-name="P34"><text:span text:style-name="T2">Append : and : with statu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6"/>
      <text:p text:style-name="P26"><draw:line text:anchor-type="paragraph" draw:z-index="278" draw:style-name="gr28" draw:text-style-name="P34" svg:x1="3.6307in" svg:y1="0.0283in" svg:x2="3.6307in" svg:y2="0.3476in"><text:p/></draw:line><draw:line text:anchor-type="paragraph" draw:z-index="291" draw:style-name="gr10" draw:text-style-name="P34" svg:x1="3.6307in" svg:y1="0.1492in" svg:x2="6.787in" svg:y2="0.1492in"><text:p/></draw:line></text:p>
      <text:p text:style-name="P26"><draw:custom-shape text:anchor-type="paragraph" draw:z-index="272" draw:style-name="gr2" draw:text-style-name="P36" svg:width="3.6878in" svg:height="0.4067in" svg:x="1.7953in" svg:y="0.1327in"><text:p text:style-name="P34"><text:span text:style-name="T2">Execute the query created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6"/>
      <text:p text:style-name="P26"><draw:line text:anchor-type="paragraph" draw:z-index="286" draw:style-name="gr28" draw:text-style-name="P34" svg:x1="3.6307in" svg:y1="0.122in" svg:x2="3.6307in" svg:y2="0.4413in"><text:p/></draw:line></text:p>
      <text:p text:style-name="P26"/>
      <text:p text:style-name="P26"><draw:custom-shape text:anchor-type="paragraph" draw:z-index="261" draw:style-name="gr2" draw:text-style-name="P38" svg:width="1.9689in" svg:height="0.3752in" svg:x="2.6756in" svg:y="0.0472in"><text:p text:style-name="P34"><text:span text:style-name="T5">Stop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6"/>
      <text:p text:style-name="P26"/>
      <text:p text:style-name="P28"><text:soft-page-break/>Algorithm for attendance modul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Flowchart for dateExtracter module</text:p>
      <text:p text:style-name="P26">(This module is responsible to extract date and month from date[].)</text:p>
      <text:p text:style-name="P26"/>
      <text:p text:style-name="P26"><draw:custom-shape text:anchor-type="paragraph" draw:z-index="292" draw:style-name="gr2" draw:text-style-name="P38" svg:width="1.9689in" svg:height="0.3752in" svg:x="2.478in" svg:y="0.0346in"><text:p text:style-name="P34"><text:span text:style-name="T5">Start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6"><draw:line text:anchor-type="paragraph" draw:z-index="299" draw:style-name="gr28" draw:text-style-name="P34" svg:x1="3.4638in" svg:y1="0.2016in" svg:x2="3.4638in" svg:y2="0.6098in"><text:p/></draw:line></text:p>
      <text:p text:style-name="P26"><draw:custom-shape text:anchor-type="paragraph" draw:z-index="295" draw:style-name="gr2" draw:text-style-name="P36" svg:width="3.5941in" svg:height="0.3831in" svg:x="1.6409in" svg:y="0.4016in"><text:p text:style-name="P34"><text:span text:style-name="T2">Input date[]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26"/>
      <text:p text:style-name="P26"/>
      <text:p text:style-name="P26"><draw:custom-shape text:anchor-type="paragraph" draw:z-index="294" draw:style-name="gr2" draw:text-style-name="P36" svg:width="3.6878in" svg:height="0.8098in" svg:x="1.5472in" svg:y="0.5528in"><text:p text:style-name="P34"><text:span text:style-name="T2">Extract date from date[] input.</text:span></text:p><text:p text:style-name="P34"><text:span text:style-name="T2">e.g. date[]=”sun,01,03,2009”</text:span></text:p><text:p text:style-name="P34"><text:span text:style-name="T2">date = <text:s/>“01”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00" draw:style-name="gr28" draw:text-style-name="P34" svg:x1="3.4638in" svg:y1="0.1591in" svg:x2="3.4638in" svg:y2="0.5673in"><text:p/></draw:line></text:p>
      <text:p text:style-name="P26"/>
      <text:p text:style-name="P26"/>
      <text:p text:style-name="P26"/>
      <text:p text:style-name="P26"/>
      <text:p text:style-name="P26"/>
      <text:p text:style-name="P26"><draw:custom-shape text:anchor-type="paragraph" draw:z-index="297" draw:style-name="gr2" draw:text-style-name="P36" svg:width="3.6878in" svg:height="0.4768in" svg:x="1.5472in" svg:y="0.5063in"><text:p text:style-name="P34"><text:span text:style-name="T2">Concatenate date to global colName.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01" draw:style-name="gr28" draw:text-style-name="P34" svg:x1="3.4638in" svg:y1="0.1126in" svg:x2="3.4638in" svg:y2="0.5209in"><text:p/></draw:line></text:p>
      <text:p text:style-name="P26"/>
      <text:p text:style-name="P26"/>
      <text:p text:style-name="P26"/>
      <text:p text:style-name="P26"><draw:custom-shape text:anchor-type="paragraph" draw:z-index="296" draw:style-name="gr2" draw:text-style-name="P36" svg:width="3.6878in" svg:height="0.8098in" svg:x="1.5472in" svg:y="0.5429in"><text:p text:style-name="P34"><text:span text:style-name="T2">Extract month from date[] input.</text:span></text:p><text:p text:style-name="P34"><text:span text:style-name="T2">e.g. date[]=”sun,01,03,2009”</text:span></text:p><text:p text:style-name="P34"><text:span text:style-name="T2">month = <text:s/>“03”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02" draw:style-name="gr28" draw:text-style-name="P34" svg:x1="3.4638in" svg:y1="0.1492in" svg:x2="3.4638in" svg:y2="0.5575in"><text:p/></draw:line></text:p>
      <text:p text:style-name="P26"/>
      <text:p text:style-name="P26"/>
      <text:p text:style-name="P26"/>
      <text:p text:style-name="P26"/>
      <text:p text:style-name="P26"/>
      <text:p text:style-name="P26"><draw:custom-shape text:anchor-type="paragraph" draw:z-index="298" draw:style-name="gr2" draw:text-style-name="P36" svg:width="4.1378in" svg:height="0.4768in" svg:x="1.3055in" svg:y="0.4929in"><text:p text:style-name="P34"><text:span text:style-name="T2">Concatenate date to global attendanceSheet.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03" draw:style-name="gr28" draw:text-style-name="P34" svg:x1="3.4638in" svg:y1="0.1028in" svg:x2="3.4638in" svg:y2="0.511in"><text:p/></draw:line></text:p>
      <text:p text:style-name="P26"/>
      <text:p text:style-name="P26"/>
      <text:p text:style-name="P26"/>
      <text:p text:style-name="P26"><draw:custom-shape text:anchor-type="paragraph" draw:z-index="293" draw:style-name="gr2" draw:text-style-name="P38" svg:width="1.9689in" svg:height="0.3752in" svg:x="2.478in" svg:y="0.5299in"><text:p text:style-name="P34"><text:span text:style-name="T5">Stop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304" draw:style-name="gr28" draw:text-style-name="P34" svg:x1="3.4638in" svg:y1="0.1362in" svg:x2="3.4638in" svg:y2="0.5445in"><text:p/></draw:lin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soft-page-break/>Algorithm for dateExtracter Modul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Flowchart for insertRnad Module</text:p>
      <text:p text:style-name="P26">(This module is responsible for inserting rnad to attendanceSheet for new employee.)</text:p>
      <text:p text:style-name="P26"/>
      <text:p text:style-name="P26"><draw:custom-shape text:anchor-type="paragraph" draw:z-index="305" draw:style-name="gr2" draw:text-style-name="P38" svg:width="1.9689in" svg:height="0.3752in" svg:x="2.3528in" svg:y="0.1181in"><text:p text:style-name="P34"><text:span text:style-name="T5">Start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6"/>
      <text:p text:style-name="P26"><draw:custom-shape text:anchor-type="paragraph" draw:z-index="307" draw:style-name="gr2" draw:text-style-name="P36" svg:width="4.0941in" svg:height="0.4539in" svg:x="1.3075in" svg:y="0.4984in"><text:p text:style-name="P34"><text:span text:style-name="T2">Connect to attendanceSheet using mySQL.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09" draw:style-name="gr28" draw:text-style-name="P34" svg:x1="3.3492in" svg:y1="0.0764in" svg:x2="3.3492in" svg:y2="0.4984in"><text:p/></draw:line></text:p>
      <text:p text:style-name="P26"/>
      <text:p text:style-name="P26"/>
      <text:p text:style-name="P26"/>
      <text:p text:style-name="P26"><draw:line text:anchor-type="paragraph" draw:z-index="310" draw:style-name="gr28" draw:text-style-name="P34" svg:x1="3.3492in" svg:y1="0.122in" svg:x2="3.3492in" svg:y2="0.5441in"><text:p/></draw:line></text:p>
      <text:p text:style-name="P26"/>
      <text:p text:style-name="P26"><draw:custom-shape text:anchor-type="paragraph" draw:z-index="313" draw:style-name="gr2" draw:text-style-name="P36" svg:width="6.3441in" svg:height="0.4512in" svg:x="0.1929in" svg:y="0.1307in"><text:p text:style-name="P34"><text:span text:style-name="T2">Fetch global rnad and global attendance sheet name.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26"/>
      <text:p text:style-name="P26"><draw:custom-shape text:anchor-type="paragraph" draw:z-index="308" draw:style-name="gr2" draw:text-style-name="P36" svg:width="4.9169in" svg:height="0.615in" svg:x="0.922in" svg:y="0.5583in"><text:p text:style-name="P34"><text:span text:style-name="T2">Create and execute query to insert the rnad </text:span></text:p><text:p text:style-name="P34"><text:span text:style-name="T2">in the attendanceSheet.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11" draw:style-name="gr28" draw:text-style-name="P34" svg:x1="3.3492in" svg:y1="0.1646in" svg:x2="3.3492in" svg:y2="0.5583in"><text:p/></draw:line></text:p>
      <text:p text:style-name="P26"/>
      <text:p text:style-name="P26"/>
      <text:p text:style-name="P26"/>
      <text:p text:style-name="P26"/>
      <text:p text:style-name="P26"><draw:line text:anchor-type="paragraph" draw:z-index="312" draw:style-name="gr28" draw:text-style-name="P34" svg:x1="3.3492in" svg:y1="0.1311in" svg:x2="3.3492in" svg:y2="0.5248in"><text:p/></draw:line></text:p>
      <text:p text:style-name="P26"/>
      <text:p text:style-name="P26"><draw:custom-shape text:anchor-type="paragraph" draw:z-index="306" draw:style-name="gr2" draw:text-style-name="P38" svg:width="1.9689in" svg:height="0.3752in" svg:x="2.4047in" svg:y="0.1083in"><text:p text:style-name="P34"><text:span text:style-name="T5">Stop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6"/>
      <text:p text:style-name="P26"/>
      <text:p text:style-name="P26"/>
      <text:p text:style-name="P26"/>
      <text:p text:style-name="P26"/>
      <text:p text:style-name="P28">Algorithm for insertRnad modul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Flowchart for rnadGenerator Module</text:p>
      <text:p text:style-name="P26">(This module is responsible for generating rnad which is uniquely related to every employee and is required for security purpose.)</text:p>
      <text:p text:style-name="P26"><draw:custom-shape text:anchor-type="paragraph" draw:z-index="314" draw:style-name="gr2" draw:text-style-name="P38" svg:width="1.9689in" svg:height="0.3752in" svg:x="2.5984in" svg:y="0.1181in"><text:p text:style-name="P34"><text:span text:style-name="T5">Start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6"/>
      <text:p text:style-name="P26"><draw:line text:anchor-type="paragraph" draw:z-index="326" draw:style-name="gr28" draw:text-style-name="P34" svg:x1="3.589in" svg:y1="0.0764in" svg:x2="3.589in" svg:y2="0.3862in"><text:p/></draw:line></text:p>
      <text:p text:style-name="P26"><draw:custom-shape text:anchor-type="paragraph" draw:z-index="316" draw:style-name="gr2" draw:text-style-name="P36" svg:width="6.3441in" svg:height="0.4512in" svg:x="0.3283in" svg:y="0.178in"><text:p text:style-name="P34"><text:span text:style-name="T2">Get four random numbers using rand() function.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26"/>
      <text:p text:style-name="P26"/>
      <text:p text:style-name="P26"><draw:line text:anchor-type="paragraph" draw:z-index="327" draw:style-name="gr28" draw:text-style-name="P34" svg:x1="3.589in" svg:y1="0.0035in" svg:x2="3.589in" svg:y2="0.3134in"><text:p/></draw:line></text:p>
      <text:p text:style-name="P26"><draw:custom-shape text:anchor-type="paragraph" draw:z-index="317" draw:style-name="gr2" draw:text-style-name="P36" svg:width="6.3441in" svg:height="0.4512in" svg:x="0.3807in" svg:y="0.0953in"><text:p text:style-name="P34"><text:span text:style-name="T2">Take system time in x using time() function.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26"/>
      <text:p text:style-name="P26"><draw:line text:anchor-type="paragraph" draw:z-index="328" draw:style-name="gr28" draw:text-style-name="P34" svg:x1="1.7764in" svg:y1="0.1291in" svg:x2="1.7764in" svg:y2="0.439in"><text:p/></draw:line></text:p>
      <text:p text:style-name="P26"/>
      <text:p text:style-name="P26"><draw:custom-shape text:anchor-type="paragraph" draw:z-index="318" draw:style-name="gr2" svg:width="1.5106in" svg:height="0.8087in" svg:x="1.0366in" svg:y="0.0126in"><text:p text:style-name="P34">If</text:p><text:p text:style-name="P34">x = -1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19" draw:style-name="gr2" draw:text-style-name="P36" svg:width="2.698in" svg:height="0.4177in" svg:x="3.3346in" svg:y="0.2043in"><text:p text:style-name="P34"><text:span text:style-name="T2">Cannot retrieve system time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6"><draw:line text:anchor-type="paragraph" draw:z-index="337" draw:style-name="gr5" draw:text-style-name="P34" svg:x1="6.0327in" svg:y1="0.1945in" svg:x2="6.6201in" svg:y2="0.1945in"><text:p/></draw:line><draw:line text:anchor-type="paragraph" draw:z-index="339" draw:style-name="gr5" draw:text-style-name="P34" svg:x1="6.6201in" svg:y1="0.1945in" svg:x2="6.6201in" svg:y2="5.3091in"><text:p/></draw:line></text:p>
      <text:p text:style-name="P26"><draw:line text:anchor-type="paragraph" draw:z-index="336" draw:style-name="gr7" draw:text-style-name="P34" svg:x1="2.5472in" svg:y1="0.0071in" svg:x2="3.3346in" svg:y2="0.0071in"><text:p/></draw:line></text:p>
      <text:p text:style-name="P26"><draw:line text:anchor-type="paragraph" draw:z-index="329" draw:style-name="gr28" draw:text-style-name="P34" svg:x1="1.7764in" svg:y1="0.1957in" svg:x2="1.7764in" svg:y2="0.5055in"><text:p/></draw:line></text:p>
      <text:p text:style-name="P26"/>
      <text:p text:style-name="P26"><draw:custom-shape text:anchor-type="paragraph" draw:z-index="320" draw:style-name="gr2" draw:text-style-name="P36" svg:width="5.1504in" svg:height="0.4177in" svg:x="0.9075in" svg:y="0.098in"><text:p text:style-name="P34"><text:span text:style-name="T2">Convert system time to the structure format using gmtime()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6"/>
      <text:p text:style-name="P26"><draw:line text:anchor-type="paragraph" draw:z-index="330" draw:style-name="gr28" draw:text-style-name="P34" svg:x1="3.4429in" svg:y1="0.0984in" svg:x2="3.4429in" svg:y2="0.4083in"><text:p/></draw:line></text:p>
      <text:p text:style-name="P26"><draw:custom-shape text:anchor-type="paragraph" draw:z-index="321" draw:style-name="gr2" draw:text-style-name="P36" svg:width="5.5106in" svg:height="0.6051in" svg:x="0.6827in" svg:y="0.1917in"><text:p text:style-name="P34"><text:span text:style-name="T2">Get 2 strings for the system time with fields </text:span></text:p><text:p text:style-name="P34"><text:span text:style-name="T2">day, mon, year, <text:s/>hr, min, sec.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26"/>
      <text:p text:style-name="P26"/>
      <text:p text:style-name="P26"><draw:line text:anchor-type="paragraph" draw:z-index="331" draw:style-name="gr28" draw:text-style-name="P34" svg:x1="3.4638in" svg:y1="0.1717in" svg:x2="3.4638in" svg:y2="0.4815in"><text:p/></draw:line></text:p>
      <text:p text:style-name="P26"/>
      <text:p text:style-name="P26"><draw:custom-shape text:anchor-type="paragraph" draw:z-index="322" draw:style-name="gr2" draw:text-style-name="P36" svg:width="5.9106in" svg:height="0.4177in" svg:x="0.522in" svg:y="0.0665in"><text:p text:style-name="P34"><text:span text:style-name="T2">Convert the strings to numbers and add the random number to them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6"/>
      <text:p text:style-name="P26"><draw:line text:anchor-type="paragraph" draw:z-index="332" draw:style-name="gr28" draw:text-style-name="P34" svg:x1="3.4744in" svg:y1="0.0673in" svg:x2="3.4744in" svg:y2="0.3772in"><text:p/></draw:line></text:p>
      <text:p text:style-name="P26"><draw:custom-shape text:anchor-type="paragraph" draw:z-index="323" draw:style-name="gr2" draw:text-style-name="P36" svg:width="5.1504in" svg:height="0.4177in" svg:x="0.8764in" svg:y="0.1799in"><text:p text:style-name="P34"><text:span text:style-name="T2">Convert the two numbers to different bases. e.g. 7, 9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6"/>
      <text:p text:style-name="P26"><draw:line text:anchor-type="paragraph" draw:z-index="333" draw:style-name="gr28" draw:text-style-name="P34" svg:x1="3.4744in" svg:y1="0.1807in" svg:x2="3.4744in" svg:y2="0.4906in"><text:p/></draw:line></text:p>
      <text:p text:style-name="P26"/>
      <text:p text:style-name="P26"><draw:custom-shape text:anchor-type="paragraph" draw:z-index="324" draw:style-name="gr2" draw:text-style-name="P36" svg:width="5.1504in" svg:height="0.4177in" svg:x="0.8972in" svg:y="0.0764in"><text:p text:style-name="P34"><text:span text:style-name="T2">Convert the numbers so obtained to strings.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6"/>
      <text:p text:style-name="P26"><draw:line text:anchor-type="paragraph" draw:z-index="334" draw:style-name="gr28" draw:text-style-name="P34" svg:x1="3.4846in" svg:y1="0.0772in" svg:x2="3.4846in" svg:y2="0.387in"><text:p/></draw:line></text:p>
      <text:p text:style-name="P26"><draw:custom-shape text:anchor-type="paragraph" draw:z-index="325" draw:style-name="gr2" draw:text-style-name="P36" svg:width="2.9315in" svg:height="0.4177in" svg:x="2.0429in" svg:y="0.152in"><text:p text:style-name="P34"><text:span text:style-name="T2">Return rnad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6"/>
      <text:p text:style-name="P26"><draw:line text:anchor-type="paragraph" draw:z-index="335" draw:style-name="gr28" draw:text-style-name="P34" svg:x1="3.4744in" svg:y1="0.1528in" svg:x2="3.4744in" svg:y2="0.4626in"><text:p/></draw:line></text:p>
      <text:p text:style-name="P26"><draw:line text:anchor-type="paragraph" draw:z-index="338" draw:style-name="gr33" draw:text-style-name="P34" svg:x1="3.4744in" svg:y1="0.1008in" svg:x2="6.6201in" svg:y2="0.1008in"><text:p/></draw:line></text:p>
      <text:p text:style-name="P26"><draw:custom-shape text:anchor-type="paragraph" draw:z-index="315" draw:style-name="gr2" draw:text-style-name="P38" svg:width="1.9689in" svg:height="0.3752in" svg:x="2.5402in" svg:y="0.0598in"><text:p text:style-name="P34"><text:span text:style-name="T5">Stop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6"/>
      <text:p text:style-name="P26"/>
      <text:p text:style-name="P28"><text:soft-page-break/>Algorithm for rnadGenerator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Flowchart for guest Module</text:p>
      <text:p text:style-name="P26">(This module is responsible for inserting guest data in the guestDB.)</text:p>
      <text:p text:style-name="P26"/>
      <text:p text:style-name="P26"><draw:custom-shape text:anchor-type="paragraph" draw:z-index="341" draw:style-name="gr2" draw:text-style-name="P38" svg:width="1.9689in" svg:height="0.3752in" svg:x="2.5402in" svg:y="0.0598in"><text:p text:style-name="P34"><text:span text:style-name="T5">Start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6"/>
      <text:p text:style-name="P26"><draw:line text:anchor-type="paragraph" draw:z-index="345" draw:style-name="gr28" draw:text-style-name="P34" svg:x1="3.5161in" svg:y1="0.0181in" svg:x2="3.5161in" svg:y2="0.4209in"><text:p/></draw:line></text:p>
      <text:p text:style-name="P26"/>
      <text:p text:style-name="P26"><draw:custom-shape text:anchor-type="paragraph" draw:z-index="342" draw:style-name="gr2" draw:text-style-name="P36" svg:width="6.1461in" svg:height="0.6051in" svg:x="0.4327in" svg:y="0.0043in"><text:p text:style-name="P34"><text:span text:style-name="T2">Input guest mac, guest entry time, guest exit time, </text:span></text:p><text:p text:style-name="P34"><text:span text:style-name="T2">date of entry and name of the guest.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/text:p>
      <text:p text:style-name="P26"/>
      <text:p text:style-name="P26"><draw:custom-shape text:anchor-type="paragraph" draw:z-index="343" draw:style-name="gr2" draw:text-style-name="P36" svg:width="5.1504in" svg:height="0.4177in" svg:x="0.9075in" svg:y="0.5862in"><text:p text:style-name="P34"><text:span text:style-name="T2">Establish connection with guestDB using mySQL.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46" draw:style-name="gr28" draw:text-style-name="P34" svg:x1="3.5161in" svg:y1="0.1835in" svg:x2="3.5161in" svg:y2="0.5862in"><text:p/></draw:line></text:p>
      <text:p text:style-name="P26"/>
      <text:p text:style-name="P26"/>
      <text:p text:style-name="P26"/>
      <text:p text:style-name="P26"><draw:custom-shape text:anchor-type="paragraph" draw:z-index="344" draw:style-name="gr2" draw:text-style-name="P36" svg:width="5.1504in" svg:height="0.5878in" svg:x="0.9075in" svg:y="0.5638in"><text:p text:style-name="P34"><text:span text:style-name="T2">Create and execute query to insert an entry to table guestDB</text:span></text:p><text:p text:style-name="P34"><text:span text:style-name="T2"><text:s/></text:span><text:span text:style-name="T2">with mac, entry time, exit time , name.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47" draw:style-name="gr28" draw:text-style-name="P34" svg:x1="3.5161in" svg:y1="0.161in" svg:x2="3.5161in" svg:y2="0.5638in"><text:p/></draw:line></text:p>
      <text:p text:style-name="P26"/>
      <text:p text:style-name="P26"/>
      <text:p text:style-name="P26"/>
      <text:p text:style-name="P26"/>
      <text:p text:style-name="P26"><draw:line text:anchor-type="paragraph" draw:z-index="348" draw:style-name="gr28" draw:text-style-name="P34" svg:x1="3.5161in" svg:y1="0.1008in" svg:x2="3.5161in" svg:y2="0.5035in"><text:p/></draw:line></text:p>
      <text:p text:style-name="P26"/>
      <text:p text:style-name="P26"><draw:custom-shape text:anchor-type="paragraph" draw:z-index="340" draw:style-name="gr2" draw:text-style-name="P38" svg:width="1.9689in" svg:height="0.3752in" svg:x="2.4571in" svg:y="0.0866in"><text:p text:style-name="P34"><text:span text:style-name="T5">Stop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6"/>
      <text:p text:style-name="P26"/>
      <text:p text:style-name="P26"/>
      <text:p text:style-name="P26"/>
      <text:p text:style-name="P26"/>
      <text:p text:style-name="P28">Algorithm for guest modul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Flowchart for sheetPrepare</text:p>
      <text:p text:style-name="P26">(This module is responsible for the preparation of the holidays in the attendanceSheet for every month.)</text:p>
      <text:p text:style-name="P26"><draw:custom-shape text:anchor-type="paragraph" draw:z-index="349" draw:style-name="gr2" draw:text-style-name="P38" svg:width="1.9689in" svg:height="0.3752in" svg:x="2.5193in" svg:y="0.1575in"><text:p text:style-name="P34"><text:span text:style-name="T5">Start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26"/>
      <text:p text:style-name="P26"><draw:custom-shape text:anchor-type="paragraph" draw:z-index="351" draw:style-name="gr2" draw:text-style-name="P36" svg:width="5.1504in" svg:height="0.4177in" svg:x="0.9283in" svg:y="0.5319in"><text:p text:style-name="P34"><text:span text:style-name="T2">Establish connection with database using mySQL.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58" draw:style-name="gr34" draw:text-style-name="P34" svg:x1="3.4429in" svg:y1="0.1161in" svg:x2="3.4429in" svg:y2="0.5323in"><text:p/></draw:line></text:p>
      <text:p text:style-name="P26"/>
      <text:p text:style-name="P26"/>
      <text:p text:style-name="P26"/>
      <text:p text:style-name="P26"><draw:custom-shape text:anchor-type="paragraph" draw:z-index="352" draw:style-name="gr2" draw:text-style-name="P36" svg:width="5.1669in" svg:height="0.4531in" svg:x="0.9118in" svg:y="0.5181in"><text:p text:style-name="P34"><text:span text:style-name="T2">Input month, year and number of holidays.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59" draw:style-name="gr34" draw:text-style-name="P34" svg:x1="3.4429in" svg:y1="0.1161in" svg:x2="3.4429in" svg:y2="0.5323in"><text:p/></draw:line></text:p>
      <text:p text:style-name="P26"/>
      <text:p text:style-name="P26"/>
      <text:p text:style-name="P26"/>
      <text:p text:style-name="P26"><draw:custom-shape text:anchor-type="paragraph" draw:z-index="353" draw:style-name="gr2" draw:text-style-name="P36" svg:width="2.0878in" svg:height="0.4177in" svg:x="2.439in" svg:y="0.5311in"><text:p text:style-name="P34"><text:span text:style-name="T2">Holiday = 0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60" draw:style-name="gr34" draw:text-style-name="P34" svg:x1="3.4429in" svg:y1="0.1374in" svg:x2="3.4429in" svg:y2="0.5535in"><text:p/></draw:line></text:p>
      <text:p text:style-name="P26"/>
      <text:p text:style-name="P26"/>
      <text:p text:style-name="P26"/>
      <text:p text:style-name="P26"><draw:line text:anchor-type="paragraph" draw:z-index="361" draw:style-name="gr34" draw:text-style-name="P34" svg:x1="3.4429in" svg:y1="0.1154in" svg:x2="3.4429in" svg:y2="0.5315in"><text:p/></draw:line></text:p>
      <text:p text:style-name="P26"><draw:line text:anchor-type="paragraph" draw:z-index="369" draw:style-name="gr36" draw:text-style-name="P34" svg:x1="0.589in" svg:y1="0.1445in" svg:x2="3.4433in" svg:y2="0.1445in"><text:p/></draw:line><draw:line text:anchor-type="paragraph" draw:z-index="370" draw:style-name="gr35" draw:text-style-name="P34" svg:x1="0.589in" svg:y1="0.1445in" svg:x2="0.589in" svg:y2="4.811in"><text:p/></draw:line></text:p>
      <text:p text:style-name="P26"><draw:custom-shape text:anchor-type="paragraph" draw:z-index="354" draw:style-name="gr2" svg:width="2.6567in" svg:height="0.8925in" svg:x="2.1307in" svg:y="0.1043in"><text:p text:style-name="P34">If</text:p><text:p text:style-name="P34">holiday &lt; no. of holidays</text:p><text:p text:style-name="P34"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26"><draw:frame text:anchor-type="paragraph" draw:z-index="375" draw:style-name="gr38" draw:text-style-name="P34" svg:width="0.2087in" svg:height="0.2004in" svg:x="4.7866in" svg:y="0.1425in"><draw:text-box><text:p text:style-name="P34">N</text:p></draw:text-box></draw:frame></text:p>
      <text:p text:style-name="P26"><draw:line text:anchor-type="paragraph" draw:z-index="371" draw:style-name="gr35" draw:text-style-name="P34" svg:x1="4.7866in" svg:y1="0.1339in" svg:x2="6.4638in" svg:y2="0.1339in"><text:p/></draw:line><draw:line text:anchor-type="paragraph" draw:z-index="372" draw:style-name="gr35" draw:text-style-name="P34" svg:x1="6.4638in" svg:y1="4.4984in" svg:x2="6.4638in" svg:y2="0.1339in"><text:p/></draw:line></text:p>
      <text:p text:style-name="P26"/>
      <text:p text:style-name="P26"><draw:custom-shape text:anchor-type="paragraph" draw:z-index="355" draw:style-name="gr2" draw:text-style-name="P36" svg:width="4.0835in" svg:height="0.5524in" svg:x="1.3909in" svg:y="0.6008in"><text:p text:style-name="P34"><text:span text:style-name="T2">Input date of the holiday.</text:span></text:p><text:p text:style-name="P34"><text:span text:style-name="T2">e.g. 1 for 1st.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line text:anchor-type="paragraph" draw:z-index="362" draw:style-name="gr34" draw:text-style-name="P34" svg:x1="3.4429in" svg:y1="0.1634in" svg:x2="3.4429in" svg:y2="0.5795in"><text:p/></draw:line><draw:frame text:anchor-type="paragraph" draw:z-index="374" draw:style-name="gr38" draw:text-style-name="P34" svg:width="0.2087in" svg:height="0.2004in" svg:x="3.4429in" svg:y="0.1634in"><draw:text-box><text:p text:style-name="P34">Y</text:p></draw:text-box></draw:frame></text:p>
      <text:p text:style-name="P26"/>
      <text:p text:style-name="P26"/>
      <text:p text:style-name="P26"/>
      <text:p text:style-name="P26"/>
      <text:p text:style-name="P26"><draw:custom-shape text:anchor-type="paragraph" draw:z-index="356" draw:style-name="gr2" draw:text-style-name="P36" svg:width="5.4524in" svg:height="0.4177in" svg:x="0.7307in" svg:y="0.5217in"><text:p text:style-name="P34"><text:span text:style-name="T2">Create a query for inserting the holiday in the attendanceSheet.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63" draw:style-name="gr34" draw:text-style-name="P34" svg:x1="3.4429in" svg:y1="0.1055in" svg:x2="3.4429in" svg:y2="0.5217in"><text:p/></draw:line></text:p>
      <text:p text:style-name="P26"/>
      <text:p text:style-name="P26"/>
      <text:p text:style-name="P26"/>
      <text:p text:style-name="P26"><draw:custom-shape text:anchor-type="paragraph" draw:z-index="357" draw:style-name="gr2" draw:text-style-name="P36" svg:width="2.713in" svg:height="0.4177in" svg:x="2.1055in" svg:y="0.4992in"><text:p text:style-name="P34"><text:span text:style-name="T2">Execute the query.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64" draw:style-name="gr34" draw:text-style-name="P34" svg:x1="3.4429in" svg:y1="0.1055in" svg:x2="3.4429in" svg:y2="0.5217in"><text:p/></draw:line></text:p>
      <text:p text:style-name="P26"/>
      <text:p text:style-name="P26"/>
      <text:p text:style-name="P26"/>
      <text:p text:style-name="P26"><draw:line text:anchor-type="paragraph" draw:z-index="365" draw:style-name="gr34" draw:text-style-name="P34" svg:x1="3.4429in" svg:y1="0.0835in" svg:x2="3.4429in" svg:y2="0.4996in"><text:p/></draw:line><draw:custom-shape text:anchor-type="paragraph" draw:z-index="366" draw:style-name="gr2" draw:text-style-name="P36" svg:width="2.713in" svg:height="0.4177in" svg:x="2.1055in" svg:y="0.4772in"><text:p text:style-name="P34"><text:span text:style-name="T2">Holiday ++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26"/>
      <text:p text:style-name="P26"/>
      <text:p text:style-name="P26"/>
      <text:p text:style-name="P26"><draw:line text:anchor-type="paragraph" draw:z-index="367" draw:style-name="gr35" draw:text-style-name="P34" svg:x1="3.4429in" svg:y1="0.061in" svg:x2="3.4429in" svg:y2="0.2276in"><text:p/></draw:line></text:p>
      <text:p text:style-name="P26"><draw:custom-shape text:anchor-type="paragraph" draw:z-index="350" draw:style-name="gr2" draw:text-style-name="P38" svg:width="1.9689in" svg:height="0.3752in" svg:x="2.478in" svg:y="0.1646in"><text:p text:style-name="P34"><text:span text:style-name="T5">Stop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368" draw:style-name="gr35" draw:text-style-name="P34" svg:x1="0.589in" svg:y1="0.0193in" svg:x2="3.4433in" svg:y2="0.0193in"><text:p/></draw:line></text:p>
      <text:p text:style-name="P26"><draw:line text:anchor-type="paragraph" draw:z-index="373" draw:style-name="gr37" draw:text-style-name="P34" svg:x1="4.4465in" svg:y1="0.1236in" svg:x2="6.4638in" svg:y2="0.1236in"><text:p/></draw:line></text:p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RW Gothic L" svg:font-family="'URW Gothic L'" style:font-family-generic="swiss" style:font-pitch="variable"/>
    <style:font-face style:name="Arial1" svg:font-family="Arial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9-03-27T11:14:06</meta:creation-date>
    <dc:date>2009-04-01T10:43:30</dc:date>
    <meta:editing-cycles>48</meta:editing-cycles>
    <meta:editing-duration>PT15H50M3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8" meta:paragraph-count="248" meta:word-count="842" meta:character-count="5413"/>
  </office:meta>
</office:document-meta>
</file>